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3.434cm" fo:margin-top="0.051cm" fo:margin-bottom="0cm" loext:contextual-spacing="false" fo:line-height="100%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2" style:family="paragraph" style:parent-style-name="Footer">
      <style:paragraph-properties fo:margin-top="0cm" fo:margin-bottom="0.353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bb86d7" officeooo:paragraph-rsid="00cfb628" style:font-size-asian="11pt" style:font-weight-asian="normal" style:font-size-complex="11pt" style:font-weight-complex="normal"/>
    </style:style>
    <style:style style:name="P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cdfa9d" officeooo:paragraph-rsid="02174b7f" style:font-size-asian="11pt" style:font-weight-asian="normal" style:font-size-complex="11pt" style:font-weight-complex="normal"/>
    </style:style>
    <style:style style:name="P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cdfa9d" officeooo:paragraph-rsid="01f48984" style:font-size-asian="11pt" style:font-weight-asian="normal" style:font-size-complex="11pt" style:font-weight-complex="normal"/>
    </style:style>
    <style:style style:name="P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fc00c9" officeooo:paragraph-rsid="02174b7f" style:font-size-asian="11pt" style:font-weight-asian="normal" style:font-size-complex="11pt" style:font-weight-complex="normal"/>
    </style:style>
    <style:style style:name="P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officeooo:paragraph-rsid="00556f1e" style:font-size-asian="11pt" style:font-size-complex="11pt"/>
    </style:style>
    <style:style style:name="P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officeooo:paragraph-rsid="01035830" style:font-size-asian="11pt" style:font-size-complex="11pt"/>
    </style:style>
    <style:style style:name="P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officeooo:paragraph-rsid="02435f76" style:font-size-asian="11pt" style:font-size-complex="11pt"/>
    </style:style>
    <style:style style:name="P1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officeooo:rsid="0095446c" officeooo:paragraph-rsid="0097a771" style:font-size-asian="11pt" style:font-size-complex="11pt"/>
    </style:style>
    <style:style style:name="P1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officeooo:rsid="009a4c38" officeooo:paragraph-rsid="009a4c38" style:font-size-asian="11pt" style:font-size-complex="11pt"/>
    </style:style>
    <style:style style:name="P1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officeooo:rsid="009e67f8" officeooo:paragraph-rsid="009e67f8" style:font-size-asian="11pt" style:font-size-complex="11pt"/>
    </style:style>
    <style:style style:name="P1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officeooo:rsid="0207a86a" officeooo:paragraph-rsid="0207a86a" style:font-size-asian="11pt" style:font-size-complex="11pt"/>
    </style:style>
    <style:style style:name="P1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officeooo:rsid="014ca1ab" officeooo:paragraph-rsid="0156009a" style:font-size-asian="11pt" style:font-size-complex="11pt"/>
    </style:style>
    <style:style style:name="P1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officeooo:rsid="0159a24c" officeooo:paragraph-rsid="0159a24c" style:font-size-asian="11pt" style:font-size-complex="11pt"/>
    </style:style>
    <style:style style:name="P1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officeooo:rsid="0159d31f" officeooo:paragraph-rsid="02205dd9" style:font-size-asian="11pt" style:font-size-complex="11pt"/>
    </style:style>
    <style:style style:name="P1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style="normal" officeooo:rsid="017d9b5c" officeooo:paragraph-rsid="01bb3e03" style:font-size-asian="11pt" style:font-style-asian="normal" style:font-size-complex="11pt" style:font-style-complex="normal"/>
    </style:style>
    <style:style style:name="P1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style="normal" officeooo:rsid="017f3e8e" officeooo:paragraph-rsid="01bb3e03" style:font-size-asian="11pt" style:font-style-asian="normal" style:font-size-complex="11pt" style:font-style-complex="normal"/>
    </style:style>
    <style:style style:name="P1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officeooo:paragraph-rsid="01468107"/>
    </style:style>
    <style:style style:name="P2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officeooo:paragraph-rsid="01cf1749"/>
    </style:style>
    <style:style style:name="P2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officeooo:paragraph-rsid="01eda2e4"/>
    </style:style>
    <style:style style:name="P2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officeooo:paragraph-rsid="01cb47a4"/>
    </style:style>
    <style:style style:name="P2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officeooo:paragraph-rsid="01cdfa9d"/>
    </style:style>
    <style:style style:name="P2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officeooo:paragraph-rsid="02174b7f"/>
    </style:style>
    <style:style style:name="P2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officeooo:paragraph-rsid="01bb3e03"/>
    </style:style>
    <style:style style:name="P2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officeooo:paragraph-rsid="02206c89"/>
    </style:style>
    <style:style style:name="P2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officeooo:rsid="01cdfa9d" officeooo:paragraph-rsid="02174b7f"/>
    </style:style>
    <style:style style:name="P2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officeooo:rsid="01fc4c5d" officeooo:paragraph-rsid="02174b7f"/>
    </style:style>
    <style:style style:name="P2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officeooo:rsid="018deb3e" officeooo:paragraph-rsid="01bb3e03"/>
    </style:style>
    <style:style style:name="P3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officeooo:rsid="0191773a" officeooo:paragraph-rsid="01bb3e03"/>
    </style:style>
    <style:style style:name="P3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officeooo:rsid="0197b094" officeooo:paragraph-rsid="01bb3e03"/>
    </style:style>
    <style:style style:name="P3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officeooo:rsid="019944ee" officeooo:paragraph-rsid="01bb3e03"/>
    </style:style>
    <style:style style:name="P3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242db13"/>
    </style:style>
    <style:style style:name="P3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2435f76"/>
    </style:style>
    <style:style style:name="P3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use-window-font-color="true" style:font-name="Ubuntu" fo:font-size="11pt" fo:language="pt" fo:country="BR" fo:font-weight="normal" officeooo:rsid="02060caa" officeooo:paragraph-rsid="02331f2f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P3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use-window-font-color="true" style:font-name="Ubuntu" fo:font-size="11pt" fo:language="pt" fo:country="BR" fo:font-weight="normal" officeooo:rsid="01fc00c9" officeooo:paragraph-rsid="02174b7f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P3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use-window-font-color="true" style:font-name="Ubuntu" fo:font-size="11pt" fo:language="pt" fo:country="BR" fo:font-weight="normal" officeooo:rsid="01fc4c5d" officeooo:paragraph-rsid="02174b7f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style:font-name="Ubuntu" fo:font-size="11pt" officeooo:paragraph-rsid="003fe9f8" style:font-size-asian="11pt" style:font-size-complex="11pt"/>
    </style:style>
    <style:style style:name="P39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style:font-name="Ubuntu" officeooo:paragraph-rsid="00449dc7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Ubuntu" fo:font-size="11pt" officeooo:rsid="014ca1ab" officeooo:paragraph-rsid="0228b1ba" style:font-size-asian="11pt" style:font-size-complex="11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Ubuntu" fo:font-size="11pt" officeooo:rsid="014ca1ab" officeooo:paragraph-rsid="02292d24" style:font-size-asian="11pt" style:font-size-complex="11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Ubuntu" fo:font-size="11pt" officeooo:rsid="014ca1ab" officeooo:paragraph-rsid="022a0ee7" style:font-size-asian="11pt" style:font-size-complex="11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Ubuntu" fo:font-size="11pt" officeooo:rsid="014ca1ab" officeooo:paragraph-rsid="022b7760" style:font-size-asian="11pt" style:font-size-complex="11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Ubuntu" fo:font-size="11pt" fo:font-weight="normal" officeooo:rsid="015031f6" officeooo:paragraph-rsid="020a8b01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23f2f40"/>
    </style:style>
    <style:style style:name="P4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2407614"/>
    </style:style>
    <style:style style:name="P4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245dfe1"/>
    </style:style>
    <style:style style:name="P4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81717" style:font-name="Ubuntu" fo:font-size="11pt" style:font-name-asian="Ubuntu1" style:font-size-asian="11pt" style:font-name-complex="Ubuntu1" style:font-size-complex="11pt"/>
    </style:style>
    <style:style style:name="P4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81717" style:font-name="Ubuntu" fo:font-size="11pt" officeooo:rsid="0239e5af" officeooo:paragraph-rsid="0239e5af" style:font-name-asian="Ubuntu1" style:font-size-asian="11pt" style:font-name-complex="Ubuntu1" style:font-size-complex="11pt"/>
    </style:style>
    <style:style style:name="P5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81717" style:font-name="Ubuntu" fo:font-size="11pt" officeooo:rsid="0239e5af" officeooo:paragraph-rsid="023b6e70" style:font-name-asian="Ubuntu1" style:font-size-asian="11pt" style:font-name-complex="Ubuntu1" style:font-size-complex="11pt"/>
    </style:style>
    <style:style style:name="P5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81717" style:font-name="Ubuntu" fo:font-size="11pt" officeooo:rsid="0239e5af" officeooo:paragraph-rsid="023c2c5b" style:font-name-asian="Ubuntu1" style:font-size-asian="11pt" style:font-name-complex="Ubuntu1" style:font-size-complex="11pt"/>
    </style:style>
    <style:style style:name="P5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81717" style:font-name="Ubuntu" fo:font-size="11pt" officeooo:rsid="0239e5af" officeooo:paragraph-rsid="023d7f38" style:font-name-asian="Ubuntu1" style:font-size-asian="11pt" style:font-name-complex="Ubuntu1" style:font-size-complex="11pt"/>
    </style:style>
    <style:style style:name="P5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81717" style:font-name="Ubuntu" fo:font-size="11pt" officeooo:rsid="023b6e70" officeooo:paragraph-rsid="023b6e70" style:font-name-asian="Ubuntu1" style:font-size-asian="11pt" style:font-name-complex="Ubuntu1" style:font-size-complex="11pt"/>
    </style:style>
    <style:style style:name="P5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81717" style:font-name="Ubuntu" fo:font-size="11pt" officeooo:rsid="023b6e70" officeooo:paragraph-rsid="023c2c5b" style:font-name-asian="Ubuntu1" style:font-size-asian="11pt" style:font-name-complex="Ubuntu1" style:font-size-complex="11pt"/>
    </style:style>
    <style:style style:name="P5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81717" style:font-name="Ubuntu" fo:font-size="11pt" officeooo:rsid="023b6e70" officeooo:paragraph-rsid="023d7f38" style:font-name-asian="Ubuntu1" style:font-size-asian="11pt" style:font-name-complex="Ubuntu1" style:font-size-complex="11pt"/>
    </style:style>
    <style:style style:name="P56" style:family="paragraph" style:parent-style-name="Standard">
      <style:paragraph-properties fo:margin-top="0cm" fo:margin-bottom="0cm" loext:contextual-spacing="false" fo:line-height="115%"/>
      <style:text-properties fo:color="#181717" style:font-name="Ubuntu" fo:font-size="11pt" fo:font-weight="bold" style:font-name-asian="Ubuntu1" style:font-size-asian="11pt" style:font-weight-asian="bold" style:font-name-complex="Ubuntu1" style:font-size-complex="11pt"/>
    </style:style>
    <style:style style:name="P5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81717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P5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81717" style:font-name="Ubuntu" fo:font-size="11pt" fo:font-weight="bold" officeooo:paragraph-rsid="0093210c" style:font-name-asian="Ubuntu1" style:font-size-asian="11pt" style:font-weight-asian="bold" style:font-name-complex="Ubuntu1" style:font-size-complex="11pt" style:font-weight-complex="bold"/>
    </style:style>
    <style:style style:name="P59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181717" style:font-name="Ubuntu" fo:font-size="11pt" fo:font-weight="normal" officeooo:rsid="000b915d" officeooo:paragraph-rsid="000d8ccc" style:font-name-asian="Ubuntu1" style:font-size-asian="11pt" style:font-weight-asian="normal" style:font-name-complex="Ubuntu1" style:font-size-complex="11pt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style:font-size-asian="11pt" style:font-size-complex="11pt"/>
    </style:style>
    <style:style style:name="P6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officeooo:paragraph-rsid="0061ecbb" style:font-size-asian="11pt" style:font-size-complex="11pt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officeooo:paragraph-rsid="00636e9e" style:font-size-asian="11pt" style:font-size-complex="11pt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officeooo:paragraph-rsid="00917813" style:font-size-asian="11pt" style:font-size-complex="11pt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officeooo:paragraph-rsid="006490c1" style:font-size-asian="11pt" style:font-size-complex="11pt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officeooo:paragraph-rsid="00556f1e" style:font-size-asian="11pt" style:font-size-complex="11pt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officeooo:paragraph-rsid="0159d31f" style:font-size-asian="11pt" style:font-size-complex="11pt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officeooo:paragraph-rsid="017d9b5c" style:font-size-asian="11pt" style:font-size-complex="11pt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officeooo:paragraph-rsid="00a7c5dc" style:font-size-asian="11pt" style:font-size-complex="11pt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officeooo:paragraph-rsid="003e257f" style:font-size-asian="11pt" style:font-size-complex="11pt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officeooo:rsid="00156bb4" officeooo:paragraph-rsid="00696b3a" style:font-size-asian="11pt" style:font-size-complex="11pt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fo:font-style="normal" officeooo:rsid="00565e95" officeooo:paragraph-rsid="00a7c5dc" style:font-size-asian="11pt" style:font-style-asian="normal" style:font-size-complex="11pt" style:font-style-complex="normal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fo:font-style="normal" officeooo:paragraph-rsid="00a7c5dc" style:font-size-asian="11pt" style:font-style-asian="normal" style:font-size-complex="11pt" style:font-style-complex="normal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fo:font-style="normal" officeooo:rsid="0059ef99" officeooo:paragraph-rsid="00a7c5dc" style:font-size-asian="11pt" style:font-style-asian="normal" style:font-size-complex="11pt" style:font-style-complex="normal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fo:font-weight="normal" officeooo:rsid="0028a9d0" officeooo:paragraph-rsid="002927a7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fo:font-weight="normal" officeooo:rsid="00156bb4" officeooo:paragraph-rsid="0026f106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fo:font-weight="normal" officeooo:rsid="00156bb4" officeooo:paragraph-rsid="013c2b87" style:font-size-asian="11pt" style:font-weight-asian="normal" style:font-size-complex="11pt" style:font-weight-complex="normal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fo:font-weight="normal" officeooo:rsid="00156bb4" officeooo:paragraph-rsid="0028a9d0" style:font-size-asian="11pt" style:font-weight-asian="normal" style:font-size-complex="11pt" style:font-weight-complex="normal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fo:font-weight="normal" officeooo:rsid="00156bb4" officeooo:paragraph-rsid="013dc6e2" style:font-size-asian="11pt" style:font-weight-asian="normal" style:font-size-complex="11pt" style:font-weight-complex="normal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fo:font-weight="normal" officeooo:rsid="00156bb4" officeooo:paragraph-rsid="002b0807" style:font-size-asian="11pt" style:font-weight-asian="normal" style:font-size-complex="11pt" style:font-weight-complex="normal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fo:font-weight="normal" officeooo:rsid="00156bb4" officeooo:paragraph-rsid="002cd94f" style:font-size-asian="11pt" style:font-weight-asian="normal" style:font-size-complex="11pt" style:font-weight-complex="normal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fo:font-weight="normal" officeooo:rsid="002dd3c1" officeooo:paragraph-rsid="002dd3c1" style:font-size-asian="11pt" style:font-weight-asian="normal" style:font-size-complex="11pt" style:font-weight-complex="normal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officeooo:paragraph-rsid="023f2f40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officeooo:paragraph-rsid="01e79886"/>
    </style:style>
    <style:style style:name="P84" style:family="paragraph" style:parent-style-name="Standard" style:master-page-name="Standard">
      <style:paragraph-properties fo:margin-top="0cm" fo:margin-bottom="0cm" loext:contextual-spacing="false" fo:line-height="115%" fo:text-align="center" style:justify-single-word="false" style:page-number="auto"/>
      <style:text-properties fo:color="#181717" style:font-name="Ubuntu" fo:font-size="11pt" fo:font-weight="bold" officeooo:rsid="000d8ccc" officeooo:paragraph-rsid="000d8ccc" style:font-name-asian="Ubuntu1" style:font-size-asian="11pt" style:font-weight-asian="bold" style:font-name-complex="Ubuntu1" style:font-size-complex="11pt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officeooo:paragraph-rsid="006490c1" style:font-size-asian="11pt" style:font-size-complex="11pt"/>
    </style:style>
    <style:style style:name="T1" style:family="text">
      <style:text-properties fo:color="#181717" style:font-name-asian="Ubuntu1" style:font-name-complex="Ubuntu1"/>
    </style:style>
    <style:style style:name="T2" style:family="text">
      <style:text-properties fo:color="#181717" officeooo:rsid="002626d3" style:font-name-asian="Ubuntu1" style:font-name-complex="Ubuntu1"/>
    </style:style>
    <style:style style:name="T3" style:family="text">
      <style:text-properties fo:color="#181717" fo:font-weight="bold" style:font-name-asian="Ubuntu1" style:font-weight-asian="bold" style:font-name-complex="Ubuntu1" style:font-weight-complex="bold"/>
    </style:style>
    <style:style style:name="T4" style:family="text">
      <style:text-properties fo:color="#181717" fo:font-weight="bold" officeooo:rsid="0010cacd" style:font-name-asian="Ubuntu1" style:font-weight-asian="bold" style:font-name-complex="Ubuntu1" style:font-weight-complex="bold"/>
    </style:style>
    <style:style style:name="T5" style:family="text">
      <style:text-properties fo:color="#181717" fo:font-weight="bold" officeooo:rsid="00156bb4" style:font-name-asian="Ubuntu1" style:font-weight-asian="bold" style:font-name-complex="Ubuntu1" style:font-weight-complex="bold"/>
    </style:style>
    <style:style style:name="T6" style:family="text">
      <style:text-properties fo:color="#181717" fo:font-weight="bold" officeooo:rsid="0021c542" style:font-name-asian="Ubuntu1" style:font-weight-asian="bold" style:font-name-complex="Ubuntu1" style:font-weight-complex="bold"/>
    </style:style>
    <style:style style:name="T7" style:family="text">
      <style:text-properties fo:color="#181717" fo:font-weight="bold" officeooo:rsid="00556f1e" style:font-name-asian="Ubuntu1" style:font-weight-asian="bold" style:font-name-complex="Ubuntu1" style:font-weight-complex="bold"/>
    </style:style>
    <style:style style:name="T8" style:family="text">
      <style:text-properties fo:color="#181717" fo:font-weight="bold" officeooo:rsid="00565e95" style:font-name-asian="Ubuntu1" style:font-weight-asian="bold" style:font-name-complex="Ubuntu1" style:font-weight-complex="bold"/>
    </style:style>
    <style:style style:name="T9" style:family="text">
      <style:text-properties fo:color="#181717" fo:font-style="italic" style:font-name-asian="Ubuntu1" style:font-style-asian="italic" style:font-name-complex="Ubuntu1" style:font-style-complex="italic"/>
    </style:style>
    <style:style style:name="T10" style:family="text">
      <style:text-properties fo:color="#181717" fo:font-style="italic" officeooo:rsid="002626d3" style:font-name-asian="Ubuntu1" style:font-style-asian="italic" style:font-name-complex="Ubuntu1" style:font-style-complex="italic"/>
    </style:style>
    <style:style style:name="T11" style:family="text">
      <style:text-properties fo:color="#181717" fo:font-style="italic" fo:font-weight="bold" style:font-name-asian="Ubuntu1" style:font-style-asian="italic" style:font-weight-asian="bold" style:font-name-complex="Ubuntu1" style:font-style-complex="italic" style:font-weight-complex="bold"/>
    </style:style>
    <style:style style:name="T12" style:family="text">
      <style:text-properties fo:color="#181717" fo:font-style="italic" fo:font-weight="bold" officeooo:rsid="0061ecbb" style:font-name-asian="Ubuntu1" style:font-style-asian="italic" style:font-weight-asian="bold" style:font-name-complex="Ubuntu1" style:font-style-complex="italic" style:font-weight-complex="bold"/>
    </style:style>
    <style:style style:name="T13" style:family="text">
      <style:text-properties fo:color="#181717" fo:font-style="italic" fo:font-weight="bold" officeooo:rsid="00932b85" style:font-name-asian="Ubuntu1" style:font-style-asian="italic" style:font-weight-asian="bold" style:font-name-complex="Ubuntu1" style:font-style-complex="italic" style:font-weight-complex="bold"/>
    </style:style>
    <style:style style:name="T14" style:family="text">
      <style:text-properties fo:color="#181717" fo:font-style="italic" fo:font-weight="bold" officeooo:rsid="00b13c14" style:font-name-asian="Ubuntu1" style:font-style-asian="italic" style:font-weight-asian="bold" style:font-name-complex="Ubuntu1" style:font-style-complex="italic" style:font-weight-complex="bold"/>
    </style:style>
    <style:style style:name="T15" style:family="text">
      <style:text-properties fo:color="#181717" fo:font-style="italic" fo:font-weight="bold" officeooo:rsid="01717dee" style:font-name-asian="Ubuntu1" style:font-style-asian="italic" style:font-weight-asian="bold" style:font-name-complex="Ubuntu1" style:font-style-complex="italic" style:font-weight-complex="bold"/>
    </style:style>
    <style:style style:name="T16" style:family="text">
      <style:text-properties fo:color="#181717" style:font-name="Ubuntu" fo:font-size="11pt" officeooo:rsid="023f2f40" style:font-name-asian="Ubuntu1" style:font-size-asian="11pt" style:font-name-complex="Ubuntu1" style:font-size-complex="11pt"/>
    </style:style>
    <style:style style:name="T17" style:family="text">
      <style:text-properties fo:color="#181717" fo:font-size="11pt" style:font-name-asian="Ubuntu1" style:font-size-asian="11pt" style:font-name-complex="Ubuntu1" style:font-size-complex="11pt"/>
    </style:style>
    <style:style style:name="T18" style:family="text">
      <style:text-properties fo:color="#181717" fo:font-size="11pt" officeooo:rsid="0013dd93" style:font-name-asian="Ubuntu1" style:font-size-asian="11pt" style:font-name-complex="Ubuntu1" style:font-size-complex="11pt"/>
    </style:style>
    <style:style style:name="T19" style:family="text">
      <style:text-properties fo:color="#181717" fo:font-size="11pt" fo:font-style="italic" style:font-name-asian="Ubuntu1" style:font-size-asian="11pt" style:font-style-asian="italic" style:font-name-complex="Ubuntu1" style:font-size-complex="11pt" style:font-style-complex="italic"/>
    </style:style>
    <style:style style:name="T20" style:family="text">
      <style:text-properties fo:color="#181717" fo:font-size="11pt" fo:font-style="italic" officeooo:rsid="00134062" style:font-name-asian="Ubuntu1" style:font-size-asian="11pt" style:font-style-asian="italic" style:font-name-complex="Ubuntu1" style:font-size-complex="11pt" style:font-style-complex="italic"/>
    </style:style>
    <style:style style:name="T21" style:family="text">
      <style:text-properties fo:color="#181717" fo:font-size="11pt" fo:font-style="italic" officeooo:rsid="023f2f40" style:font-name-asian="Ubuntu1" style:font-size-asian="11pt" style:font-style-asian="italic" style:font-name-complex="Ubuntu1" style:font-size-complex="11pt" style:font-style-complex="italic"/>
    </style:style>
    <style:style style:name="T22" style:family="text">
      <style:text-properties fo:color="#181717" fo:font-size="11pt" fo:font-style="normal" style:font-name-asian="Ubuntu1" style:font-size-asian="11pt" style:font-style-asian="normal" style:font-name-complex="Ubuntu1" style:font-size-complex="11pt" style:font-style-complex="normal"/>
    </style:style>
    <style:style style:name="T23" style:family="text">
      <style:text-properties fo:color="#181717" fo:font-size="11pt" fo:font-style="normal" officeooo:rsid="00134062" style:font-name-asian="Ubuntu1" style:font-size-asian="11pt" style:font-style-asian="normal" style:font-name-complex="Ubuntu1" style:font-size-complex="11pt" style:font-style-complex="normal"/>
    </style:style>
    <style:style style:name="T24" style:family="text">
      <style:text-properties fo:color="#181717" fo:font-size="11pt" fo:font-style="normal" officeooo:rsid="023f2f40" style:font-name-asian="Ubuntu1" style:font-size-asian="11pt" style:font-style-asian="normal" style:font-name-complex="Ubuntu1" style:font-size-complex="11pt" style:font-style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56bb4" style:font-weight-asian="bold" style:font-weight-complex="bold"/>
    </style:style>
    <style:style style:name="T27" style:family="text">
      <style:text-properties fo:font-weight="bold" officeooo:rsid="002626d3" style:font-weight-asian="bold" style:font-weight-complex="bold"/>
    </style:style>
    <style:style style:name="T28" style:family="text">
      <style:text-properties fo:font-weight="bold" officeooo:rsid="00556f1e" style:font-weight-asian="bold" style:font-weight-complex="bold"/>
    </style:style>
    <style:style style:name="T29" style:family="text">
      <style:text-properties fo:font-weight="bold" officeooo:rsid="006ae311" style:font-weight-asian="bold" style:font-weight-complex="bold"/>
    </style:style>
    <style:style style:name="T30" style:family="text">
      <style:text-properties fo:font-weight="bold" officeooo:rsid="013be79f" style:font-weight-asian="bold" style:font-weight-complex="bold"/>
    </style:style>
    <style:style style:name="T31" style:family="text">
      <style:text-properties fo:font-weight="bold" officeooo:rsid="015f9f6a" style:font-weight-asian="bold" style:font-weight-complex="bold"/>
    </style:style>
    <style:style style:name="T32" style:family="text">
      <style:text-properties officeooo:rsid="0026f106"/>
    </style:style>
    <style:style style:name="T33" style:family="text">
      <style:text-properties officeooo:rsid="0028a9d0"/>
    </style:style>
    <style:style style:name="T34" style:family="text">
      <style:text-properties officeooo:rsid="002b00f8"/>
    </style:style>
    <style:style style:name="T35" style:family="text">
      <style:text-properties officeooo:rsid="002b0807"/>
    </style:style>
    <style:style style:name="T36" style:family="text">
      <style:text-properties officeooo:rsid="002cd94f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61ecbb" style:font-style-asian="italic" style:font-style-complex="italic"/>
    </style:style>
    <style:style style:name="T39" style:family="text">
      <style:text-properties fo:font-style="italic" officeooo:rsid="0174f71f" style:font-style-asian="italic" style:font-style-complex="italic"/>
    </style:style>
    <style:style style:name="T40" style:family="text">
      <style:text-properties fo:font-style="italic" fo:font-weight="bold" officeooo:rsid="0068c8a6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696b3a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fa13b4" style:font-style-asian="italic" style:font-weight-asian="bold" style:font-style-complex="italic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28a9d0" style:font-weight-asian="normal" style:font-weight-complex="normal"/>
    </style:style>
    <style:style style:name="T45" style:family="text">
      <style:text-properties fo:font-weight="normal" officeooo:rsid="00556f1e" style:font-weight-asian="normal" style:font-weight-complex="normal"/>
    </style:style>
    <style:style style:name="T46" style:family="text">
      <style:text-properties fo:font-weight="normal" officeooo:rsid="015031f6" style:font-weight-asian="normal" style:font-weight-complex="normal"/>
    </style:style>
    <style:style style:name="T47" style:family="text">
      <style:text-properties fo:font-weight="normal" officeooo:rsid="0074c5e5" style:font-weight-asian="normal" style:font-weight-complex="normal"/>
    </style:style>
    <style:style style:name="T48" style:family="text">
      <style:text-properties fo:font-weight="normal" officeooo:rsid="0156009a" style:font-weight-asian="normal" style:font-weight-complex="normal"/>
    </style:style>
    <style:style style:name="T49" style:family="text">
      <style:text-properties fo:font-weight="normal" officeooo:rsid="015cda3f" style:font-weight-asian="normal" style:font-weight-complex="normal"/>
    </style:style>
    <style:style style:name="T50" style:family="text">
      <style:text-properties fo:font-weight="normal" officeooo:rsid="0160ba9f" style:font-weight-asian="normal" style:font-weight-complex="normal"/>
    </style:style>
    <style:style style:name="T51" style:family="text">
      <style:text-properties fo:font-weight="normal" officeooo:rsid="01681eee" style:font-weight-asian="normal" style:font-weight-complex="normal"/>
    </style:style>
    <style:style style:name="T52" style:family="text">
      <style:text-properties fo:font-weight="normal" officeooo:rsid="017d4071" style:font-weight-asian="normal" style:font-weight-complex="normal"/>
    </style:style>
    <style:style style:name="T53" style:family="text">
      <style:text-properties fo:font-weight="normal" officeooo:rsid="01768b10" style:font-weight-asian="normal" style:font-weight-complex="normal"/>
    </style:style>
    <style:style style:name="T54" style:family="text">
      <style:text-properties fo:font-weight="normal" officeooo:rsid="01bb7b1f" style:font-weight-asian="normal" style:font-weight-complex="normal"/>
    </style:style>
    <style:style style:name="T55" style:family="text">
      <style:text-properties fo:font-weight="normal" officeooo:rsid="02205dd9" style:font-weight-asian="normal" style:font-weight-complex="normal"/>
    </style:style>
    <style:style style:name="T56" style:family="text">
      <style:text-properties fo:font-weight="normal" officeooo:rsid="0221be14" style:font-weight-asian="normal" style:font-weight-complex="normal"/>
    </style:style>
    <style:style style:name="T57" style:family="text">
      <style:text-properties fo:font-weight="normal" officeooo:rsid="0223364f" style:font-weight-asian="normal" style:font-weight-complex="normal"/>
    </style:style>
    <style:style style:name="T58" style:family="text">
      <style:text-properties fo:font-weight="normal" officeooo:rsid="02246785" style:font-weight-asian="normal" style:font-weight-complex="normal"/>
    </style:style>
    <style:style style:name="T59" style:family="text">
      <style:text-properties fo:font-weight="normal" officeooo:rsid="0224b26b" style:font-weight-asian="normal" style:font-weight-complex="normal"/>
    </style:style>
    <style:style style:name="T60" style:family="text">
      <style:text-properties officeooo:rsid="00496b39"/>
    </style:style>
    <style:style style:name="T61" style:family="text">
      <style:text-properties officeooo:rsid="004a8608"/>
    </style:style>
    <style:style style:name="T62" style:family="text">
      <style:text-properties officeooo:rsid="004bdd53"/>
    </style:style>
    <style:style style:name="T63" style:family="text">
      <style:text-properties officeooo:rsid="004ec508"/>
    </style:style>
    <style:style style:name="T64" style:family="text">
      <style:text-properties officeooo:rsid="004f408a"/>
    </style:style>
    <style:style style:name="T65" style:family="text">
      <style:text-properties officeooo:rsid="00556f1e"/>
    </style:style>
    <style:style style:name="T66" style:family="text">
      <style:text-properties officeooo:rsid="0075b505"/>
    </style:style>
    <style:style style:name="T67" style:family="text">
      <style:text-properties officeooo:rsid="008076cd"/>
    </style:style>
    <style:style style:name="T68" style:family="text">
      <style:text-properties officeooo:rsid="0080afb1"/>
    </style:style>
    <style:style style:name="T69" style:family="text">
      <style:text-properties officeooo:rsid="0096d1d9"/>
    </style:style>
    <style:style style:name="T70" style:family="text">
      <style:text-properties officeooo:rsid="009b20c8"/>
    </style:style>
    <style:style style:name="T71" style:family="text">
      <style:text-properties officeooo:rsid="009d0e89"/>
    </style:style>
    <style:style style:name="T72" style:family="text">
      <style:text-properties officeooo:rsid="00af16b3"/>
    </style:style>
    <style:style style:name="T73" style:family="text">
      <style:text-properties officeooo:rsid="00b5b6f3"/>
    </style:style>
    <style:style style:name="T74" style:family="text">
      <style:text-properties officeooo:rsid="00b85f6c"/>
    </style:style>
    <style:style style:name="T75" style:family="text">
      <style:text-properties style:font-name="Ubuntu"/>
    </style:style>
    <style:style style:name="T76" style:family="text">
      <style:text-properties style:font-name="Ubuntu" fo:font-size="11pt" fo:font-style="normal" fo:font-weight="normal" officeooo:rsid="016da873" style:font-size-asian="11pt" style:font-style-asian="normal" style:font-weight-asian="normal" style:font-size-complex="11pt" style:font-style-complex="normal" style:font-weight-complex="normal"/>
    </style:style>
    <style:style style:name="T77" style:family="text">
      <style:text-properties style:font-name="Ubuntu" fo:font-size="11pt" fo:font-style="normal" fo:font-weight="normal" officeooo:rsid="0245dfe1" style:font-size-asian="11pt" style:font-style-asian="normal" style:font-weight-asian="normal" style:font-size-complex="11pt" style:font-style-complex="normal" style:font-weight-complex="normal"/>
    </style:style>
    <style:style style:name="T78" style:family="text">
      <style:text-properties style:font-name="Ubuntu" fo:font-size="11pt" style:font-size-asian="11pt" style:font-size-complex="11pt"/>
    </style:style>
    <style:style style:name="T79" style:family="text">
      <style:text-properties style:font-name="Ubuntu" fo:font-size="11pt" officeooo:rsid="0242db13" style:font-size-asian="11pt" style:font-size-complex="11pt"/>
    </style:style>
    <style:style style:name="T80" style:family="text">
      <style:text-properties style:font-name="Ubuntu" officeooo:rsid="02407614"/>
    </style:style>
    <style:style style:name="T81" style:family="text">
      <style:text-properties officeooo:rsid="0113a193"/>
    </style:style>
    <style:style style:name="T82" style:family="text">
      <style:text-properties officeooo:rsid="013c2b87"/>
    </style:style>
    <style:style style:name="T83" style:family="text">
      <style:text-properties officeooo:rsid="013dd893"/>
    </style:style>
    <style:style style:name="T84" style:family="text">
      <style:text-properties officeooo:rsid="0141943b"/>
    </style:style>
    <style:style style:name="T85" style:family="text">
      <style:text-properties officeooo:rsid="01449897"/>
    </style:style>
    <style:style style:name="T86" style:family="text">
      <style:text-properties officeooo:rsid="015e45d8"/>
    </style:style>
    <style:style style:name="T87" style:family="text">
      <style:text-properties officeooo:rsid="015f9f6a"/>
    </style:style>
    <style:style style:name="T88" style:family="text">
      <style:text-properties officeooo:rsid="016da873"/>
    </style:style>
    <style:style style:name="T89" style:family="text">
      <style:text-properties officeooo:rsid="0173a999"/>
    </style:style>
    <style:style style:name="T90" style:family="text">
      <style:text-properties style:use-window-font-color="true" fo:language="pt" fo:country="BR" style:letter-kerning="false" style:font-name-asian="Times New Roman" style:language-asian="zh" style:country-asian="CN" style:font-name-complex="Times New Roman" style:language-complex="ar" style:country-complex="SA"/>
    </style:style>
    <style:style style:name="T91" style:family="text">
      <style:text-properties style:use-window-font-color="true" fo:language="pt" fo:country="BR" officeooo:rsid="01ce0f14" style:letter-kerning="false" style:font-name-asian="Times New Roman" style:language-asian="zh" style:country-asian="CN" style:font-name-complex="Times New Roman" style:language-complex="ar" style:country-complex="SA"/>
    </style:style>
    <style:style style:name="T92" style:family="text">
      <style:text-properties style:use-window-font-color="true" fo:language="pt" fo:country="BR" officeooo:rsid="01dd41ad" style:letter-kerning="false" style:font-name-asian="Times New Roman" style:language-asian="zh" style:country-asian="CN" style:font-name-complex="Times New Roman" style:language-complex="ar" style:country-complex="SA"/>
    </style:style>
    <style:style style:name="T93" style:family="text">
      <style:text-properties style:use-window-font-color="true" fo:language="pt" fo:country="BR" officeooo:rsid="01decc04" style:letter-kerning="false" style:font-name-asian="Times New Roman" style:language-asian="zh" style:country-asian="CN" style:font-name-complex="Times New Roman" style:language-complex="ar" style:country-complex="SA"/>
    </style:style>
    <style:style style:name="T94" style:family="text">
      <style:text-properties style:use-window-font-color="true" fo:language="pt" fo:country="BR" officeooo:rsid="01dfbb57" style:letter-kerning="false" style:font-name-asian="Times New Roman" style:language-asian="zh" style:country-asian="CN" style:font-name-complex="Times New Roman" style:language-complex="ar" style:country-complex="SA"/>
    </style:style>
    <style:style style:name="T95" style:family="text">
      <style:text-properties style:use-window-font-color="true" fo:language="pt" fo:country="BR" officeooo:rsid="01e28d88" style:letter-kerning="false" style:font-name-asian="Times New Roman" style:language-asian="zh" style:country-asian="CN" style:font-name-complex="Times New Roman" style:language-complex="ar" style:country-complex="SA"/>
    </style:style>
    <style:style style:name="T96" style:family="text">
      <style:text-properties style:use-window-font-color="true" fo:language="pt" fo:country="BR" officeooo:rsid="01cc592e" style:letter-kerning="false" style:font-name-asian="Times New Roman" style:language-asian="zh" style:country-asian="CN" style:font-name-complex="Times New Roman" style:language-complex="ar" style:country-complex="SA"/>
    </style:style>
    <style:style style:name="T97" style:family="text">
      <style:text-properties style:use-window-font-color="true" fo:language="pt" fo:country="BR" officeooo:rsid="01f4b92b" style:letter-kerning="false" style:font-name-asian="Times New Roman" style:language-asian="zh" style:country-asian="CN" style:font-name-complex="Times New Roman" style:language-complex="ar" style:country-complex="SA"/>
    </style:style>
    <style:style style:name="T98" style:family="text">
      <style:text-properties style:use-window-font-color="true" fo:language="pt" fo:country="BR" officeooo:rsid="01f7e119" style:letter-kerning="false" style:font-name-asian="Times New Roman" style:language-asian="zh" style:country-asian="CN" style:font-name-complex="Times New Roman" style:language-complex="ar" style:country-complex="SA"/>
    </style:style>
    <style:style style:name="T99" style:family="text">
      <style:text-properties style:use-window-font-color="true" fo:language="pt" fo:country="BR" officeooo:rsid="01fba45c" style:letter-kerning="false" style:font-name-asian="Times New Roman" style:language-asian="zh" style:country-asian="CN" style:font-name-complex="Times New Roman" style:language-complex="ar" style:country-complex="SA"/>
    </style:style>
    <style:style style:name="T100" style:family="text">
      <style:text-properties style:use-window-font-color="true" fo:language="pt" fo:country="BR" officeooo:rsid="01fc00c9" style:letter-kerning="false" style:font-name-asian="Times New Roman" style:language-asian="zh" style:country-asian="CN" style:font-name-complex="Times New Roman" style:language-complex="ar" style:country-complex="SA"/>
    </style:style>
    <style:style style:name="T101" style:family="text">
      <style:text-properties style:use-window-font-color="true" fo:language="pt" fo:country="BR" officeooo:rsid="01fc4c5d" style:letter-kerning="false" style:font-name-asian="Times New Roman" style:language-asian="zh" style:country-asian="CN" style:font-name-complex="Times New Roman" style:language-complex="ar" style:country-complex="SA"/>
    </style:style>
    <style:style style:name="T102" style:family="text">
      <style:text-properties style:use-window-font-color="true" fo:language="pt" fo:country="BR" officeooo:rsid="01fd773f" style:letter-kerning="false" style:font-name-asian="Times New Roman" style:language-asian="zh" style:country-asian="CN" style:font-name-complex="Times New Roman" style:language-complex="ar" style:country-complex="SA"/>
    </style:style>
    <style:style style:name="T103" style:family="text">
      <style:text-properties style:use-window-font-color="true" fo:language="pt" fo:country="BR" officeooo:rsid="02033d38" style:letter-kerning="false" style:font-name-asian="Times New Roman" style:language-asian="zh" style:country-asian="CN" style:font-name-complex="Times New Roman" style:language-complex="ar" style:country-complex="SA"/>
    </style:style>
    <style:style style:name="T104" style:family="text">
      <style:text-properties style:use-window-font-color="true" fo:language="pt" fo:country="BR" officeooo:rsid="01cdfa9d" style:letter-kerning="false" style:font-name-asian="Times New Roman" style:language-asian="zh" style:country-asian="CN" style:font-name-complex="Times New Roman" style:language-complex="ar" style:country-complex="SA"/>
    </style:style>
    <style:style style:name="T105" style:family="text">
      <style:text-properties style:use-window-font-color="true" fo:language="pt" fo:country="BR" fo:font-weight="normal" officeooo:rsid="014aad82" style:letter-kerning="fals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106" style:family="text">
      <style:text-properties style:use-window-font-color="true" fo:language="pt" fo:country="BR" fo:font-weight="normal" officeooo:rsid="01e9f417" style:letter-kerning="fals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107" style:family="text">
      <style:text-properties style:use-window-font-color="true" fo:language="pt" fo:country="BR" fo:font-weight="normal" officeooo:rsid="014ea3e0" style:letter-kerning="fals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108" style:family="text">
      <style:text-properties style:use-window-font-color="true" fo:language="pt" fo:country="BR" fo:font-weight="normal" officeooo:rsid="01515c03" style:letter-kerning="fals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109" style:family="text">
      <style:text-properties style:use-window-font-color="true" fo:language="pt" fo:country="BR" fo:font-weight="normal" officeooo:rsid="0151c8e6" style:letter-kerning="fals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110" style:family="text">
      <style:text-properties style:use-window-font-color="true" fo:language="pt" fo:country="BR" fo:font-weight="normal" officeooo:rsid="0227fd64" style:letter-kerning="fals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111" style:family="text">
      <style:text-properties style:use-window-font-color="true" fo:language="pt" fo:country="BR" fo:font-weight="normal" officeooo:rsid="0228b1ba" style:letter-kerning="fals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112" style:family="text">
      <style:text-properties style:use-window-font-color="true" fo:font-size="11pt" fo:language="pt" fo:country="BR" fo:font-weight="normal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13" style:family="text">
      <style:text-properties style:use-window-font-color="true" fo:font-size="11pt" fo:language="pt" fo:country="BR" fo:font-weight="normal" officeooo:rsid="01bd1dac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14" style:family="text">
      <style:text-properties style:use-window-font-color="true" fo:font-size="11pt" fo:language="pt" fo:country="BR" fo:font-weight="normal" officeooo:rsid="01d578e5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15" style:family="text">
      <style:text-properties style:use-window-font-color="true" fo:font-size="11pt" fo:language="pt" fo:country="BR" fo:font-weight="normal" officeooo:rsid="01d0c2ec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16" style:family="text">
      <style:text-properties style:use-window-font-color="true" fo:font-size="11pt" fo:language="pt" fo:country="BR" fo:font-weight="normal" officeooo:rsid="021e9f33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17" style:family="text">
      <style:text-properties style:use-window-font-color="true" fo:font-size="11pt" fo:language="pt" fo:country="BR" fo:font-weight="normal" officeooo:rsid="01d0e173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18" style:family="text">
      <style:text-properties style:use-window-font-color="true" fo:font-size="11pt" fo:language="pt" fo:country="BR" fo:font-weight="normal" officeooo:rsid="01b9d226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19" style:family="text">
      <style:text-properties style:use-window-font-color="true" fo:font-size="11pt" fo:language="pt" fo:country="BR" fo:font-weight="normal" officeooo:rsid="01f5c607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20" style:family="text">
      <style:text-properties style:use-window-font-color="true" fo:font-size="11pt" fo:language="pt" fo:country="BR" fo:font-weight="normal" officeooo:rsid="01cdfa9d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21" style:family="text">
      <style:text-properties style:use-window-font-color="true" fo:font-size="11pt" fo:language="pt" fo:country="BR" fo:font-weight="normal" officeooo:rsid="01ce0f14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22" style:family="text">
      <style:text-properties style:use-window-font-color="true" fo:font-size="11pt" fo:language="pt" fo:country="BR" fo:font-weight="normal" officeooo:rsid="01d846eb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23" style:family="text">
      <style:text-properties style:use-window-font-color="true" fo:font-size="11pt" fo:language="pt" fo:country="BR" fo:font-weight="normal" officeooo:rsid="01d8bcc9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24" style:family="text">
      <style:text-properties style:use-window-font-color="true" fo:font-size="11pt" fo:language="pt" fo:country="BR" fo:font-weight="normal" officeooo:rsid="02313400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25" style:family="text">
      <style:text-properties style:use-window-font-color="true" fo:font-size="11pt" fo:language="pt" fo:country="BR" fo:font-weight="normal" officeooo:rsid="01da6904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26" style:family="text">
      <style:text-properties style:use-window-font-color="true" fo:font-size="11pt" fo:language="pt" fo:country="BR" fo:font-weight="normal" officeooo:rsid="01dd41ad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27" style:family="text">
      <style:text-properties style:use-window-font-color="true" fo:font-size="11pt" fo:language="pt" fo:country="BR" fo:font-weight="normal" officeooo:rsid="01f6ec40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28" style:family="text">
      <style:text-properties style:use-window-font-color="true" fo:font-size="11pt" fo:language="pt" fo:country="BR" fo:font-weight="normal" officeooo:rsid="01dfbb57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29" style:family="text">
      <style:text-properties style:use-window-font-color="true" fo:font-size="11pt" fo:language="pt" fo:country="BR" fo:font-weight="normal" officeooo:rsid="01e050ce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30" style:family="text">
      <style:text-properties style:use-window-font-color="true" fo:font-size="11pt" fo:language="pt" fo:country="BR" fo:font-weight="normal" officeooo:rsid="01e203f1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31" style:family="text">
      <style:text-properties style:use-window-font-color="true" fo:font-size="11pt" fo:language="pt" fo:country="BR" fo:font-weight="normal" officeooo:rsid="01e9f417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32" style:family="text">
      <style:text-properties style:use-window-font-color="true" fo:font-size="11pt" fo:language="pt" fo:country="BR" fo:font-weight="normal" officeooo:rsid="01fc00c9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33" style:family="text">
      <style:text-properties style:use-window-font-color="true" fo:font-size="11pt" fo:language="pt" fo:country="BR" fo:font-weight="normal" officeooo:rsid="01fd773f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34" style:family="text">
      <style:text-properties style:use-window-font-color="true" fo:font-size="11pt" fo:language="pt" fo:country="BR" fo:font-weight="normal" officeooo:rsid="01fc4c5d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35" style:family="text">
      <style:text-properties style:use-window-font-color="true" fo:font-size="11pt" fo:language="pt" fo:country="BR" fo:font-weight="normal" officeooo:rsid="02033d38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36" style:family="text">
      <style:text-properties style:use-window-font-color="true" fo:font-size="11pt" fo:language="pt" fo:country="BR" fo:font-weight="normal" officeooo:rsid="01768b10" style:letter-kerning="false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37" style:family="text">
      <style:text-properties style:use-window-font-color="true" fo:font-size="11pt" fo:language="pt" fo:country="BR" fo:font-style="normal" officeooo:rsid="01809944" style:letter-kerning="false" style:font-name-asian="Times New Roman" style:font-size-asian="11pt" style:language-asian="zh" style:country-asian="CN" style:font-style-asian="normal" style:font-name-complex="Times New Roman" style:font-size-complex="11pt" style:language-complex="ar" style:country-complex="SA" style:font-style-complex="normal"/>
    </style:style>
    <style:style style:name="T138" style:family="text">
      <style:text-properties style:use-window-font-color="true" fo:font-size="11pt" fo:language="pt" fo:country="BR" fo:font-style="normal" officeooo:rsid="0184ec53" style:letter-kerning="false" style:font-name-asian="Times New Roman" style:font-size-asian="11pt" style:language-asian="zh" style:country-asian="CN" style:font-style-asian="normal" style:font-name-complex="Times New Roman" style:font-size-complex="11pt" style:language-complex="ar" style:country-complex="SA" style:font-style-complex="normal"/>
    </style:style>
    <style:style style:name="T139" style:family="text">
      <style:text-properties style:use-window-font-color="true" fo:font-size="11pt" fo:language="pt" fo:country="BR" fo:font-style="normal" officeooo:rsid="017f3e8e" style:letter-kerning="false" style:font-name-asian="Times New Roman" style:font-size-asian="11pt" style:language-asian="zh" style:country-asian="CN" style:font-style-asian="normal" style:font-name-complex="Times New Roman" style:font-size-complex="11pt" style:language-complex="ar" style:country-complex="SA" style:font-style-complex="normal"/>
    </style:style>
    <style:style style:name="T140" style:family="text">
      <style:text-properties style:use-window-font-color="true" fo:font-size="11pt" fo:language="pt" fo:country="BR" fo:font-style="normal" officeooo:rsid="01973864" style:letter-kerning="false" style:font-name-asian="Times New Roman" style:font-size-asian="11pt" style:language-asian="zh" style:country-asian="CN" style:font-style-asian="normal" style:font-name-complex="Times New Roman" style:font-size-complex="11pt" style:language-complex="ar" style:country-complex="SA" style:font-style-complex="normal"/>
    </style:style>
    <style:style style:name="T141" style:family="text">
      <style:text-properties style:use-window-font-color="true" fo:font-size="11pt" fo:language="pt" fo:country="BR" fo:font-style="normal" fo:font-weight="normal" officeooo:rsid="002dd3c1" style:letter-kerning="false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142" style:family="text">
      <style:text-properties officeooo:rsid="019d2650"/>
    </style:style>
    <style:style style:name="T143" style:family="text">
      <style:text-properties officeooo:rsid="019d7954"/>
    </style:style>
    <style:style style:name="T144" style:family="text">
      <style:text-properties officeooo:rsid="019de617"/>
    </style:style>
    <style:style style:name="T145" style:family="text">
      <style:text-properties officeooo:rsid="01b5c76e"/>
    </style:style>
    <style:style style:name="T146" style:family="text">
      <style:text-properties officeooo:rsid="01b7dd34"/>
    </style:style>
    <style:style style:name="T147" style:family="text">
      <style:text-properties officeooo:rsid="01bb7b1f"/>
    </style:style>
    <style:style style:name="T148" style:family="text">
      <style:text-properties officeooo:rsid="02033d38"/>
    </style:style>
    <style:style style:name="T149" style:family="text">
      <style:text-properties officeooo:rsid="0204611e"/>
    </style:style>
    <style:style style:name="T150" style:family="text">
      <style:text-properties officeooo:rsid="014aad82"/>
    </style:style>
    <style:style style:name="T151" style:family="text">
      <style:text-properties officeooo:rsid="01cdfa9d"/>
    </style:style>
    <style:style style:name="T152" style:family="text">
      <style:text-properties officeooo:rsid="02367852"/>
    </style:style>
    <style:style style:name="T153" style:family="text">
      <style:text-properties fo:font-size="11pt" fo:font-weight="normal" officeooo:rsid="013c2b87" style:font-size-asian="11pt" style:font-weight-asian="normal" style:font-size-complex="11pt" style:font-weight-complex="normal"/>
    </style:style>
    <style:style style:name="T154" style:family="text">
      <style:text-properties fo:font-size="11pt" fo:font-weight="normal" officeooo:rsid="0028a9d0" style:font-size-asian="11pt" style:font-weight-asian="normal" style:font-size-complex="11pt" style:font-weight-complex="normal"/>
    </style:style>
    <style:style style:name="T155" style:family="text">
      <style:text-properties fo:font-size="11pt" fo:font-weight="normal" officeooo:rsid="01bd1dac" style:font-size-asian="11pt" style:font-weight-asian="normal" style:font-size-complex="11pt" style:font-weight-complex="normal"/>
    </style:style>
    <style:style style:name="T156" style:family="text">
      <style:text-properties fo:font-size="11pt" fo:font-weight="normal" officeooo:rsid="00449dc7" style:font-size-asian="11pt" style:font-weight-asian="normal" style:font-size-complex="11pt" style:font-weight-complex="normal"/>
    </style:style>
    <style:style style:name="T157" style:family="text">
      <style:text-properties fo:font-size="11pt" fo:font-weight="normal" officeooo:rsid="01410ea5" style:font-size-asian="11pt" style:font-weight-asian="normal" style:font-size-complex="11pt" style:font-weight-complex="normal"/>
    </style:style>
    <style:style style:name="T158" style:family="text">
      <style:text-properties fo:font-size="11pt" fo:font-weight="normal" officeooo:rsid="01468107" style:font-size-asian="11pt" style:font-weight-asian="normal" style:font-size-complex="11pt" style:font-weight-complex="normal"/>
    </style:style>
    <style:style style:name="T159" style:family="text">
      <style:text-properties fo:font-size="11pt" fo:font-weight="normal" officeooo:rsid="01d50f7d" style:font-size-asian="11pt" style:font-weight-asian="normal" style:font-size-complex="11pt" style:font-weight-complex="normal"/>
    </style:style>
    <style:style style:name="T160" style:family="text">
      <style:text-properties fo:font-size="11pt" fo:font-weight="normal" officeooo:rsid="01d578e5" style:font-size-asian="11pt" style:font-weight-asian="normal" style:font-size-complex="11pt" style:font-weight-complex="normal"/>
    </style:style>
    <style:style style:name="T161" style:family="text">
      <style:text-properties fo:font-size="11pt" fo:font-weight="normal" officeooo:rsid="01b9d226" style:font-size-asian="11pt" style:font-weight-asian="normal" style:font-size-complex="11pt" style:font-weight-complex="normal"/>
    </style:style>
    <style:style style:name="T162" style:family="text">
      <style:text-properties fo:font-size="11pt" fo:font-weight="normal" officeooo:rsid="01be7a8a" style:font-size-asian="11pt" style:font-weight-asian="normal" style:font-size-complex="11pt" style:font-weight-complex="normal"/>
    </style:style>
    <style:style style:name="T163" style:family="text">
      <style:text-properties fo:font-size="11pt" fo:font-weight="normal" officeooo:rsid="01470639" style:font-size-asian="11pt" style:font-weight-asian="normal" style:font-size-complex="11pt" style:font-weight-complex="normal"/>
    </style:style>
    <style:style style:name="T164" style:family="text">
      <style:text-properties fo:font-size="11pt" fo:font-weight="normal" officeooo:rsid="01481e6f" style:font-size-asian="11pt" style:font-weight-asian="normal" style:font-size-complex="11pt" style:font-weight-complex="normal"/>
    </style:style>
    <style:style style:name="T165" style:family="text">
      <style:text-properties fo:font-size="11pt" fo:font-weight="normal" officeooo:rsid="020200ec" style:font-size-asian="11pt" style:font-weight-asian="normal" style:font-size-complex="11pt" style:font-weight-complex="normal"/>
    </style:style>
    <style:style style:name="T166" style:family="text">
      <style:text-properties fo:font-size="11pt" fo:font-weight="normal" officeooo:rsid="0223364f" style:font-size-asian="11pt" style:font-weight-asian="normal" style:font-size-complex="11pt" style:font-weight-complex="normal"/>
    </style:style>
    <style:style style:name="T167" style:family="text">
      <style:text-properties fo:font-size="11pt" fo:font-weight="normal" officeooo:rsid="02206c89" style:font-size-asian="11pt" style:font-weight-asian="normal" style:font-size-complex="11pt" style:font-weight-complex="normal"/>
    </style:style>
    <style:style style:name="T168" style:family="text">
      <style:text-properties fo:font-size="11pt" fo:font-style="normal" style:font-size-asian="11pt" style:font-style-asian="normal" style:font-size-complex="11pt" style:font-style-complex="normal"/>
    </style:style>
    <style:style style:name="T169" style:family="text">
      <style:text-properties fo:font-size="11pt" fo:font-style="normal" officeooo:rsid="017f3e8e" style:font-size-asian="11pt" style:font-style-asian="normal" style:font-size-complex="11pt" style:font-style-complex="normal"/>
    </style:style>
    <style:style style:name="T170" style:family="text">
      <style:text-properties fo:font-size="11pt" fo:font-style="normal" officeooo:rsid="01bb7b1f" style:font-size-asian="11pt" style:font-style-asian="normal" style:font-size-complex="11pt" style:font-style-complex="normal"/>
    </style:style>
    <style:style style:name="T171" style:family="text">
      <style:text-properties fo:font-size="11pt" fo:font-style="normal" officeooo:rsid="01809944" style:font-size-asian="11pt" style:font-style-asian="normal" style:font-size-complex="11pt" style:font-style-complex="normal"/>
    </style:style>
    <style:style style:name="T172" style:family="text">
      <style:text-properties fo:font-size="11pt" fo:font-style="normal" officeooo:rsid="0185eff2" style:font-size-asian="11pt" style:font-style-asian="normal" style:font-size-complex="11pt" style:font-style-complex="normal"/>
    </style:style>
    <style:style style:name="T173" style:family="text">
      <style:text-properties fo:font-size="11pt" fo:font-style="normal" officeooo:rsid="01872dc5" style:font-size-asian="11pt" style:font-style-asian="normal" style:font-size-complex="11pt" style:font-style-complex="normal"/>
    </style:style>
    <style:style style:name="T174" style:family="text">
      <style:text-properties fo:font-size="11pt" fo:font-style="normal" officeooo:rsid="01978397" style:font-size-asian="11pt" style:font-style-asian="normal" style:font-size-complex="11pt" style:font-style-complex="normal"/>
    </style:style>
    <style:style style:name="T175" style:family="text">
      <style:text-properties fo:font-size="11pt" fo:font-style="normal" officeooo:rsid="018e64b9" style:font-size-asian="11pt" style:font-style-asian="normal" style:font-size-complex="11pt" style:font-style-complex="normal"/>
    </style:style>
    <style:style style:name="T176" style:family="text">
      <style:text-properties fo:font-size="11pt" fo:font-style="normal" officeooo:rsid="0192dfae" style:font-size-asian="11pt" style:font-style-asian="normal" style:font-size-complex="11pt" style:font-style-complex="normal"/>
    </style:style>
    <style:style style:name="T177" style:family="text">
      <style:text-properties fo:font-size="11pt" fo:font-style="normal" officeooo:rsid="01a0468c" style:font-size-asian="11pt" style:font-style-asian="normal" style:font-size-complex="11pt" style:font-style-complex="normal"/>
    </style:style>
    <style:style style:name="T178" style:family="text">
      <style:text-properties fo:font-size="11pt" fo:font-style="normal" officeooo:rsid="01a2020c" style:font-size-asian="11pt" style:font-style-asian="normal" style:font-size-complex="11pt" style:font-style-complex="normal"/>
    </style:style>
    <style:style style:name="T179" style:family="text">
      <style:text-properties fo:font-size="11pt" fo:font-style="normal" officeooo:rsid="01a52a5b" style:font-size-asian="11pt" style:font-style-asian="normal" style:font-size-complex="11pt" style:font-style-complex="normal"/>
    </style:style>
    <style:style style:name="T180" style:family="text">
      <style:text-properties fo:font-size="11pt" fo:font-style="normal" officeooo:rsid="01a5cf19" style:font-size-asian="11pt" style:font-style-asian="normal" style:font-size-complex="11pt" style:font-style-complex="normal"/>
    </style:style>
    <style:style style:name="T181" style:family="text">
      <style:text-properties fo:font-size="11pt" fo:font-style="normal" officeooo:rsid="01a32a8e" style:font-size-asian="11pt" style:font-style-asian="normal" style:font-size-complex="11pt" style:font-style-complex="normal"/>
    </style:style>
    <style:style style:name="T182" style:family="text">
      <style:text-properties fo:font-size="11pt" fo:font-style="normal" officeooo:rsid="01a7765e" style:font-size-asian="11pt" style:font-style-asian="normal" style:font-size-complex="11pt" style:font-style-complex="normal"/>
    </style:style>
    <style:style style:name="T183" style:family="text">
      <style:text-properties fo:font-size="11pt" fo:font-style="normal" officeooo:rsid="01a94d31" style:font-size-asian="11pt" style:font-style-asian="normal" style:font-size-complex="11pt" style:font-style-complex="normal"/>
    </style:style>
    <style:style style:name="T184" style:family="text">
      <style:text-properties fo:font-size="11pt" fo:font-style="normal" officeooo:rsid="01b77372" style:font-size-asian="11pt" style:font-style-asian="normal" style:font-size-complex="11pt" style:font-style-complex="normal"/>
    </style:style>
    <style:style style:name="T185" style:family="text">
      <style:text-properties fo:font-size="11pt" fo:font-style="normal" officeooo:rsid="01ab11ee" style:font-size-asian="11pt" style:font-style-asian="normal" style:font-size-complex="11pt" style:font-style-complex="normal"/>
    </style:style>
    <style:style style:name="T186" style:family="text">
      <style:text-properties fo:font-size="11pt" fo:font-style="normal" officeooo:rsid="01abf449" style:font-size-asian="11pt" style:font-style-asian="normal" style:font-size-complex="11pt" style:font-style-complex="normal"/>
    </style:style>
    <style:style style:name="T187" style:family="text">
      <style:text-properties fo:font-size="11pt" fo:font-style="normal" officeooo:rsid="01b7a56e" style:font-size-asian="11pt" style:font-style-asian="normal" style:font-size-complex="11pt" style:font-style-complex="normal"/>
    </style:style>
    <style:style style:name="T188" style:family="text">
      <style:text-properties fo:font-size="11pt" fo:font-style="normal" officeooo:rsid="01ad1c40" style:font-size-asian="11pt" style:font-style-asian="normal" style:font-size-complex="11pt" style:font-style-complex="normal"/>
    </style:style>
    <style:style style:name="T189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90" style:family="text">
      <style:text-properties fo:font-size="11pt" fo:font-style="normal" fo:font-weight="normal" officeooo:rsid="01e829e3" style:font-size-asian="11pt" style:font-style-asian="normal" style:font-weight-asian="normal" style:font-size-complex="11pt" style:font-style-complex="normal" style:font-weight-complex="normal"/>
    </style:style>
    <style:style style:name="T191" style:family="text">
      <style:text-properties fo:font-size="11pt" fo:font-style="normal" fo:font-weight="normal" officeooo:rsid="002dd3c1" style:font-size-asian="11pt" style:font-style-asian="normal" style:font-weight-asian="normal" style:font-size-complex="11pt" style:font-style-complex="normal" style:font-weight-complex="normal"/>
    </style:style>
    <style:style style:name="T192" style:family="text">
      <style:text-properties fo:font-size="11pt" fo:font-style="normal" fo:font-weight="normal" officeooo:rsid="016da873" style:font-size-asian="11pt" style:font-style-asian="normal" style:font-weight-asian="normal" style:font-size-complex="11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T152">Fonte de dados para aulas - </text:span>disciplina de pós-graduação <text:span text:style-name="T145">(UFRPE)</text:span></text:p>
      <text:p text:style-name="P48"/>
      <text:p text:style-name="P48"/>
      <text:p text:style-name="P56">Título</text:p>
      <text:p text:style-name="P59"><text:bookmark text:name=":ec.co"/>Introdução ao geoprocessamento para etnobiologia e conservação da biodiversidade </text:p>
      <text:p text:style-name="P48"/>
      <text:p text:style-name="P57">Conteúdo</text:p>
      <text:p text:style-name="P57">1 Linguagem R, aplicações e material <text:span text:style-name="T38">(segunda)</text:span></text:p>
      <text:p text:style-name="P48">1.1 Linguagem R</text:p>
      <text:p text:style-name="P48">1.2 Linguagem R vs software RStudio</text:p>
      <text:p text:style-name="P48">1.3 Aplicações da linguagem R</text:p>
      <text:p text:style-name="P48">1.4 Apostilas, sites e livros</text:p>
      <text:p text:style-name="P49">Fonte: aulas de R</text:p>
      <text:p text:style-name="P48"/>
      <text:p text:style-name="P61"><text:span text:style-name="T3">2 F</text:span><text:bookmark-start text:name="__DdeLink__95_1394015873"/><text:span text:style-name="T3">uncionamento da linguagem R</text:span><text:bookmark-end text:name="__DdeLink__95_1394015873"/><text:span text:style-name="T3"> </text:span><text:span text:style-name="T12">(segunda)</text:span></text:p>
      <text:p text:style-name="P48">2.1 RStudio</text:p>
      <text:p text:style-name="P48">2.2 Editor/Roteiro (<text:span text:style-name="T37">script</text:span>)</text:p>
      <text:p text:style-name="P48">2.3 Comentários (#)</text:p>
      <text:p text:style-name="P48">2.4 Atribuição (&lt;-)</text:p>
      <text:p text:style-name="P48">2.5 Funções</text:p>
      <text:p text:style-name="P48">2.6 Pacotes</text:p>
      <text:p text:style-name="P48">2.7 Ambiente (<text:span text:style-name="T37">environment</text:span>/<text:span text:style-name="T37">workspace</text:span>)</text:p>
      <text:p text:style-name="P48">2.8 Ajuda (<text:span text:style-name="T37">help</text:span>)</text:p>
      <text:p text:style-name="P48">2.9 Citações</text:p>
      <text:p text:style-name="P50">Fonte: aulas de R</text:p>
      <text:p text:style-name="P53">Livros: The Book of R A First Course in Programming and Statistics</text:p>
      <text:p text:style-name="P48"/>
      <text:p text:style-name="P62"><text:span text:style-name="T3">3 Estrutura e manejo de dados </text:span><text:span text:style-name="T6">na linguagem R </text:span><text:span text:style-name="T12">(segunda)</text:span></text:p>
      <text:p text:style-name="P48">3.1 Atributos dos objetos</text:p>
      <text:p text:style-name="P48">3.2 <text:span text:style-name="T67">Modos</text:span> d<text:span text:style-name="T68">os</text:span> objetos (<text:span text:style-name="T37">numeric</text:span>, <text:span text:style-name="T37">character</text:span> e <text:span text:style-name="T37">logical</text:span>)</text:p>
      <text:p text:style-name="P48">3.3 <text:span text:style-name="T67">Classes dos objetos</text:span> (<text:span text:style-name="T37">vector</text:span>, <text:span text:style-name="T37">factor</text:span>, <text:span text:style-name="T37">matrix</text:span>, <text:span text:style-name="T37">data frame</text:span> e <text:span text:style-name="T37">list</text:span>)</text:p>
      <text:p text:style-name="P48">3.4 Diretório de trabalho</text:p>
      <text:p text:style-name="P48">3.5 Importar dados</text:p>
      <text:p text:style-name="P48">3.6 Conferir dados</text:p>
      <text:p text:style-name="P48">3.7 Manejar dados</text:p>
      <text:p text:style-name="P48">3.8 Valores faltantes e especiais</text:p>
      <text:p text:style-name="P48">3.9 Exportar dados</text:p>
      <text:p text:style-name="P51">Fonte: aulas de R</text:p>
      <text:p text:style-name="P54">Livros: The Book of R A First Course in Programming and Statistics</text:p>
      <text:p text:style-name="P48"/>
      <text:p text:style-name="P63"><text:span text:style-name="T3">4 Introdução ao </text:span><text:span text:style-name="T11">tidyverse </text:span><text:span text:style-name="T12">(segunda)</text:span></text:p>
      <text:p text:style-name="P48">4.1 tidyverse</text:p>
      <text:p text:style-name="P48">4.2 readr</text:p>
      <text:p text:style-name="P48">4.3 readxl</text:p>
      <text:p text:style-name="P48">4.4 tibble</text:p>
      <text:p text:style-name="P48">4.5 magrittr (<text:span text:style-name="T37">pipe - %&gt;%</text:span>)</text:p>
      <text:p text:style-name="P48">4.6 dplyr</text:p>
      <text:p text:style-name="P48"><text:soft-page-break/>4.7 tidyr</text:p>
      <text:p text:style-name="P48">4.8 stringr</text:p>
      <text:p text:style-name="P48">4.9 forcats</text:p>
      <text:p text:style-name="P48">4.10 purrr</text:p>
      <text:p text:style-name="P51">Fonte: aulas de R</text:p>
      <text:p text:style-name="P54">Livros: R for Data Science </text:p>
      <text:p text:style-name="P48"/>
      <text:p text:style-name="P58">5 Visualização de dados <text:span text:style-name="T38">(segunda)</text:span></text:p>
      <text:p text:style-name="P48">5.1 Tipos de dados (variáveis = colunas)</text:p>
      <text:p text:style-name="P48">5.2 Principais tipos de gráficos</text:p>
      <text:p text:style-name="P82"><text:span text:style-name="T17">5.3 Gráficos no R (</text:span><text:span text:style-name="T18">pacotes </text:span><text:span text:style-name="T20">graphics</text:span><text:span text:style-name="T23">,</text:span><text:span text:style-name="T17"> </text:span><text:span text:style-name="T19">ggplot2</text:span><text:span text:style-name="T22">, </text:span><text:span text:style-name="T21">esquisse</text:span><text:span text:style-name="T24">, </text:span><text:span text:style-name="T21">ggpubr</text:span><text:span text:style-name="T17">)</text:span></text:p>
      <text:p text:style-name="P48">5.4 Histograma (<text:span text:style-name="T37">histogram</text:span>)</text:p>
      <text:p text:style-name="P48">5.5 Gráfico de caixa (<text:span text:style-name="T37">box plot</text:span>)</text:p>
      <text:p text:style-name="P48">5.6 Gráfico de barras (<text:span text:style-name="T37">bar plot</text:span>)</text:p>
      <text:p text:style-name="P60"><text:span text:style-name="T1">5.7 Gráfico de setores (</text:span><text:span text:style-name="T9">pie chart</text:span><text:span text:style-name="T1"> </text:span><text:span text:style-name="T2">e </text:span><text:span text:style-name="T10">donut plot</text:span><text:span text:style-name="T1">)</text:span></text:p>
      <text:p text:style-name="P48">5.8 Gráfico de dispersão (<text:span text:style-name="T37">scatter plot</text:span>)</text:p>
      <text:p text:style-name="P48">5.9 Gráfico pareado (<text:span text:style-name="T37">pairs plot</text:span>)</text:p>
      <text:p text:style-name="P52">Fonte: aulas de R</text:p>
      <text:p text:style-name="P55">Livros: R for Data Science</text:p>
      <text:p text:style-name="P45"><text:span text:style-name="T16">Video: </text:span><text:a xlink:type="simple" xlink:href="https://www.youtube.com/watch?v=65MjUZLl_ws" text:style-name="Internet_20_link" text:visited-style-name="Visited_20_Internet_20_Link"><text:span text:style-name="T75">https://www.youtube.com/watch?v=65MjUZLl_ws</text:span></text:a></text:p>
      <text:p text:style-name="P46"><text:span text:style-name="T80">Aulas: </text:span><text:a xlink:type="simple" xlink:href="https://www.williamrchase.com/slides/ggplot_intro.html#1" text:style-name="Internet_20_link" text:visited-style-name="Visited_20_Internet_20_Link"><text:span text:style-name="T75">https://www.williamrchase.com/slides/ggplot_intro.html#1</text:span></text:a></text:p>
      <text:p text:style-name="P48"/>
      <text:p text:style-name="P64"><text:span text:style-name="T25">6 </text:span><text:span text:style-name="T4">Estrutura e </text:span><text:span text:style-name="T7">fonte de </text:span><text:span text:style-name="T4">dados </text:span><text:span text:style-name="T5">espaciais </text:span><text:span text:style-name="T12">(</text:span><text:span text:style-name="T13">terça</text:span><text:span text:style-name="T12">)</text:span></text:p>
      <text:p text:style-name="P64"><text:a xlink:type="simple" xlink:href="https://pdfs.semanticscholar.org/607b/0eb4b97abf9ae2ea7b847e8cd1a70ffd246d.pdf" text:style-name="Internet_20_link" text:visited-style-name="Visited_20_Internet_20_Link">https://pdfs.semanticscholar.org/607b/0eb4b97abf9ae2ea7b847e8cd1a70ffd246d.pdf</text:a><text:span text:style-name="T12"> </text:span></text:p>
      <text:p text:style-name="P38"><text:span text:style-name="T65">6.1</text:span> Geoprocessamento <text:span text:style-name="T70">(cartografia, GPS, sensoriamento remoto e SIG)</text:span></text:p>
      <text:p text:style-name="P10">6.2 Cartografia <text:span text:style-name="T69">(escala, sistemas de coordenadas e Datum)</text:span></text:p>
      <text:p text:style-name="P11">6.3 GPS <text:span text:style-name="T71">(Global Positioning System)</text:span></text:p>
      <text:p text:style-name="P12">6.4 Sensoriamento Remoto <text:span text:style-name="T146">(bandas, satélites, resolução e aplicações)</text:span></text:p>
      <text:p text:style-name="P7"><text:span text:style-name="T65">6.2</text:span> Sistemas de Informações Geográfica<text:span text:style-name="T85">s</text:span> (SIG)</text:p>
      <text:p text:style-name="P7"><text:span text:style-name="T65">6.5</text:span> <text:span text:style-name="T73">D</text:span>ados espaciais <text:span text:style-name="T84">e alfanuméricos</text:span></text:p>
      <text:p text:style-name="P7"><text:span text:style-name="T65">6.6</text:span> Dados vetoriais (ponto, linha e polígono)</text:p>
      <text:p text:style-name="P7"><text:span text:style-name="T65">6.7</text:span> Formato de arquivos vetoriais (shapefile - .<text:span text:style-name="T89">dbf, .prj, .shx, .shp</text:span>)</text:p>
      <text:p text:style-name="P13">6.8 Tabela de atributos</text:p>
      <text:p text:style-name="P7"><text:span text:style-name="T65">6.9</text:span> Dados matriciais (<text:span text:style-name="T74">gride ou </text:span><text:span text:style-name="T37">raster</text:span>)</text:p>
      <text:p text:style-name="P7"><text:span text:style-name="T65">6.10</text:span> Formatos de arquivos matriciais (.tif)</text:p>
      <text:p text:style-name="P7"><text:span text:style-name="T65">6.11</text:span> Banco de dados espaciais (<text:span text:style-name="T37">geopackage - .</text:span><text:span text:style-name="T39">gpkg</text:span>)</text:p>
      <text:p text:style-name="P8"><text:span text:style-name="T65">6.12 </text:span>Repositórios de dados espaciais (IBGE, <text:span text:style-name="T66">FBDS, MapBiomas, GeoBank, GADM, Natural Earth</text:span>, <text:span text:style-name="T72">USGS, SRTM, WorldClim, EarthEnv</text:span>)</text:p>
      <text:p text:style-name="P33"><text:span text:style-name="T79">Sites: </text:span><text:a xlink:type="simple" xlink:href="https://datacarpentry.org/" text:style-name="Internet_20_link" text:visited-style-name="Visited_20_Internet_20_Link">https://datacarpentry.org/</text:a></text:p>
      <text:p text:style-name="P33"><text:a xlink:type="simple" xlink:href="https://datacarpentry.org/r-raster-vector-geospatial/11-vector-raster-integration/index.html" text:style-name="Internet_20_link" text:visited-style-name="Visited_20_Internet_20_Link">https://datacarpentry.org/r-raster-vector-geospatial/11-vector-raster-integration/index.html</text:a></text:p>
      <text:p text:style-name="P33"><text:a xlink:type="simple" xlink:href="https://datacarpentry.org/r-raster-vector-geospatial/04-raster-calculations-in-r/index.html" text:style-name="Internet_20_link" text:visited-style-name="Visited_20_Internet_20_Link">https://datacarpentry.org/r-raster-vector-geospatial/04-raster-calculations-in-r/index.html</text:a></text:p>
      <text:p text:style-name="P33"><text:a xlink:type="simple" xlink:href="https://datacarpentry.org/r-raster-vector-geospatial/01-raster-structure/index.html" text:style-name="Internet_20_link" text:visited-style-name="Visited_20_Internet_20_Link">https://datacarpentry.org/r-raster-vector-geospatial/01-raster-structure/index.html</text:a></text:p>
      <text:p text:style-name="P33"><text:a xlink:type="simple" xlink:href="https://datacarpentry.org/organization-geospatial/02-intro-vector-data/index.html" text:style-name="Internet_20_link" text:visited-style-name="Visited_20_Internet_20_Link">https://datacarpentry.org/organization-geospatial/02-intro-vector-data/index.html</text:a></text:p>
      <text:p text:style-name="P33"><text:a xlink:type="simple" xlink:href="https://datacarpentry.org/organization-geospatial/01-intro-raster-data/index.html" text:style-name="Internet_20_link" text:visited-style-name="Visited_20_Internet_20_Link">https://datacarpentry.org/organization-geospatial/01-intro-raster-data/index.html</text:a></text:p>
      <text:p text:style-name="P34"><text:a xlink:type="simple" xlink:href="https://mapschool.io/" text:style-name="Internet_20_link" text:visited-style-name="Visited_20_Internet_20_Link"><text:span text:style-name="T78">https://mapschool.io/</text:span></text:a></text:p>
      <text:p text:style-name="P9"/>
      <text:p text:style-name="P65"><text:soft-page-break/></text:p>
      <text:p text:style-name="P65"><text:span text:style-name="T30">7</text:span><text:span text:style-name="T25"> </text:span><text:span text:style-name="T26">Introdução </text:span><text:span text:style-name="T27">e funcionamento d</text:span><text:span text:style-name="T26">o software QGIS </text:span><text:span text:style-name="T40">(</text:span><text:span text:style-name="T42">terça - quarta</text:span><text:span text:style-name="T40">)</text:span></text:p>
      <text:p text:style-name="P39"><text:span text:style-name="T153">7</text:span><text:span text:style-name="T154">.1 </text:span><text:span text:style-name="T155">Interface</text:span><text:span text:style-name="T154"> do </text:span><text:span text:style-name="T156">Q</text:span><text:span text:style-name="T154">GIS </text:span><text:span text:style-name="T157">(</text:span><text:span text:style-name="T113">menus, ferramentas, camadas, visualização e status</text:span><text:span text:style-name="T157">)</text:span></text:p>
      <text:p text:style-name="P19"><text:span text:style-name="T157">7.</text:span><text:span text:style-name="T158">2 </text:span><text:span text:style-name="T159">P</text:span><text:span text:style-name="T158">rojeto no QGIS</text:span></text:p>
      <text:p text:style-name="P20"><text:span text:style-name="T157"><text:s text:c="3"/>7.</text:span><text:span text:style-name="T158">2.</text:span><text:span text:style-name="T160">1</text:span><text:span text:style-name="T158"> </text:span><text:span text:style-name="T114">Configuração</text:span><text:span text:style-name="T115"> d</text:span><text:span text:style-name="T116">o </text:span><text:span text:style-name="T115">Sistema de Refer</text:span><text:span text:style-name="T117">ê</text:span><text:span text:style-name="T115">ncia de Coordenadas (SRC)</text:span></text:p>
      <text:p text:style-name="P21"><text:span text:style-name="T157"><text:s text:c="3"/>7.</text:span><text:span text:style-name="T158">2.</text:span><text:span text:style-name="T160">2</text:span><text:span text:style-name="T158"> </text:span><text:span text:style-name="T118">C</text:span><text:span text:style-name="T161">r</text:span><text:span text:style-name="T158">ia</text:span><text:span text:style-name="T162">ção </text:span><text:span text:style-name="T159">de um projeto </text:span><text:span text:style-name="T158">(.</text:span><text:span text:style-name="T163">qgz</text:span><text:span text:style-name="T158">)</text:span></text:p>
      <text:p text:style-name="P22"><text:span text:style-name="T164">7.3 </text:span><text:span text:style-name="T165">Adição e criação de d</text:span><text:span text:style-name="T119">ados vetoriais</text:span></text:p>
      <text:p text:style-name="P23"><text:span text:style-name="T120"><text:s text:c="4"/>7.3.1 </text:span><text:span text:style-name="T121">Adiç</text:span><text:span text:style-name="T122">ão </text:span><text:span text:style-name="T123">de</text:span><text:span text:style-name="T121"> dados vetoriais </text:span><text:span text:style-name="T124">preexistentes</text:span></text:p>
      <text:p text:style-name="P27"><text:span text:style-name="T112"><text:s text:c="4"/></text:span><text:span text:style-name="T121">7.3.</text:span><text:span text:style-name="T125">2</text:span><text:span text:style-name="T121"> </text:span><text:span text:style-name="T126">Criar um dado vetorial tipo shapefile </text:span><text:span text:style-name="T127">(ponto, linhas e polígonos)</text:span></text:p>
      <text:p text:style-name="P4"><text:span text:style-name="T90"><text:s text:c="4"/></text:span><text:span text:style-name="T91">7.3.</text:span><text:span text:style-name="T94">3</text:span><text:span text:style-name="T91"> </text:span><text:span text:style-name="T92">Criar um dado vetorial </text:span><text:span text:style-name="T93">de GPS </text:span><text:span text:style-name="T95">(.gpx)</text:span></text:p>
      <text:p text:style-name="P24"><text:span text:style-name="T120"><text:s text:c="4"/></text:span><text:span text:style-name="T121">7.3.</text:span><text:span text:style-name="T128">4</text:span><text:span text:style-name="T121"> </text:span><text:span text:style-name="T126">Criar um dado vetorial </text:span><text:span text:style-name="T129">de </text:span><text:span text:style-name="T130">um </text:span><text:span text:style-name="T129">texto </text:span><text:span text:style-name="T130">delimitado </text:span><text:span text:style-name="T131">(.csv ou .txt)</text:span></text:p>
      <text:p text:style-name="P35">7.5 <text:span text:style-name="T150">Propriedades de dados vetoriais</text:span></text:p>
      <text:p text:style-name="P35"><text:span text:style-name="T151"><text:s text:c="4"/>7.5.1 Aba </text:span>Informação</text:p>
      <text:p text:style-name="P35"><text:span text:style-name="T151"><text:s text:c="4"/>7.5.2 Aba </text:span>Fonte</text:p>
      <text:p text:style-name="P35"><text:span text:style-name="T151"><text:s text:c="4"/>7.5.3 Aba </text:span>Simbologia</text:p>
      <text:p text:style-name="P35"><text:span text:style-name="T151"><text:s text:c="4"/>7.5.4 Aba </text:span>Rótulos</text:p>
      <text:p text:style-name="P35"><text:span text:style-name="T151"><text:s text:c="4"/>7.5.5 Aba </text:span><text:span text:style-name="T131">Diagramas</text:span></text:p>
      <text:p text:style-name="P40"><text:span text:style-name="T105">7.</text:span><text:span text:style-name="T110">4</text:span><text:span text:style-name="T106"> </text:span><text:span text:style-name="T107">Tabela de atributos</text:span></text:p>
      <text:p text:style-name="P41"><text:span text:style-name="T105"><text:s text:c="3"/>7.</text:span><text:span text:style-name="T110">4.</text:span><text:span text:style-name="T111">1 S</text:span><text:span text:style-name="T108">elecionar feição</text:span></text:p>
      <text:p text:style-name="P42"><text:span text:style-name="T111"><text:s text:c="3"/></text:span><text:span text:style-name="T105">7.</text:span><text:span text:style-name="T110">4.</text:span><text:span text:style-name="T111">2 A</text:span><text:span text:style-name="T109">dicionar </text:span><text:span text:style-name="T108">campos</text:span></text:p>
      <text:p text:style-name="P43"><text:span text:style-name="T111"><text:s text:c="3"/></text:span><text:span text:style-name="T105">7.</text:span><text:span text:style-name="T110">4.</text:span><text:span text:style-name="T111">3 U</text:span><text:span text:style-name="T108">nir dados alfanuméricos</text:span></text:p>
      <text:p text:style-name="P5"><text:span text:style-name="T97">7.4 E</text:span><text:span text:style-name="T96">dição de dados vetoriais</text:span></text:p>
      <text:p text:style-name="P4"><text:span text:style-name="T90"><text:s text:c="4"/></text:span><text:span text:style-name="T91">7.</text:span><text:span text:style-name="T98">4</text:span><text:span text:style-name="T91">.</text:span><text:span text:style-name="T98">1 </text:span><text:span text:style-name="T99">Iniciar sessão de edição</text:span></text:p>
      <text:p text:style-name="P4"><text:span text:style-name="T90"><text:s text:c="4"/></text:span><text:span text:style-name="T91">7.</text:span><text:span text:style-name="T98">4</text:span><text:span text:style-name="T91">.</text:span><text:span text:style-name="T98">2 </text:span><text:span text:style-name="T99">Ajustar aderência</text:span></text:p>
      <text:p text:style-name="P4"><text:span text:style-name="T90"><text:s text:c="4"/></text:span><text:span text:style-name="T91">7.</text:span><text:span text:style-name="T98">4</text:span><text:span text:style-name="T91">.</text:span><text:span text:style-name="T98">3 </text:span><text:span text:style-name="T100">Mover feições e vértices</text:span></text:p>
      <text:p text:style-name="P36"><text:span text:style-name="T151"><text:s text:c="4"/></text:span>7.4.4 Editar feições selecionadas</text:p>
      <text:p text:style-name="P6"><text:span text:style-name="T104"><text:s text:c="4"/></text:span><text:span text:style-name="T90">7.4.</text:span><text:span text:style-name="T101">5 Rotacionar feições</text:span></text:p>
      <text:p text:style-name="P6"><text:span text:style-name="T104"><text:s text:c="4"/></text:span><text:span text:style-name="T90">7.4.</text:span><text:span text:style-name="T102">6</text:span><text:span text:style-name="T101"> </text:span><text:span text:style-name="T103">A</text:span><text:span text:style-name="T101">dicionar, excluir e preencher anel</text:span></text:p>
      <text:p text:style-name="P24"><text:span text:style-name="T120"><text:s text:c="4"/></text:span><text:span text:style-name="T132">7.4.</text:span><text:span text:style-name="T133">7</text:span><text:span text:style-name="T134"> </text:span><text:span text:style-name="T135">A</text:span><text:span text:style-name="T134">dicionar e excluir parte</text:span></text:p>
      <text:p text:style-name="P28"><text:span text:style-name="T120"><text:s text:c="4"/></text:span><text:span text:style-name="T132">7.4.</text:span><text:span text:style-name="T133">8</text:span><text:span text:style-name="T112"> </text:span><text:span text:style-name="T135">R</text:span><text:span text:style-name="T112">emodelar e simplificar feições</text:span></text:p>
      <text:p text:style-name="P37"><text:span text:style-name="T151"><text:s text:c="4"/>7.4.9</text:span> <text:span text:style-name="T148">Q</text:span>uebrar e dividir feições</text:p>
      <text:p text:style-name="P37"><text:span text:style-name="T151"><text:s text:c="4"/>7.4.10</text:span> <text:span text:style-name="T149">M</text:span>esclar e atributos de feições</text:p>
      <text:p text:style-name="P44"/>
      <text:p text:style-name="P14"><text:span text:style-name="T48">7</text:span><text:span text:style-name="T44">.</text:span><text:span text:style-name="T48">6</text:span><text:span text:style-name="T44"> </text:span><text:span text:style-name="T45">C</text:span><text:span text:style-name="T46">álculo de área </text:span><text:span text:style-name="T47">e distâncias</text:span></text:p>
      <text:p text:style-name="P15"><text:span text:style-name="T47">7.</text:span><text:span text:style-name="T43">7 Extrair coordenadas </text:span><text:span text:style-name="T49">de vetores</text:span></text:p>
      <text:p text:style-name="P17">7.<text:span text:style-name="T147">1</text:span>0 Caixa de Ferramentas do QGIS</text:p>
      <text:p text:style-name="P25"><text:span text:style-name="T169">7.</text:span><text:span text:style-name="T170">1</text:span><text:span text:style-name="T169">1 Geoprocessamento de arquivos vetoriais </text:span><text:span text:style-name="T171">(</text:span><text:span text:style-name="T137">f</text:span><text:span text:style-name="T138">orma convexa</text:span><text:span text:style-name="T171">, buffer, intersecção, união, diferença </text:span><text:span text:style-name="T172">simétrica</text:span><text:span text:style-name="T171">, cortar, </text:span><text:span text:style-name="T173">diferença, </text:span><text:span text:style-name="T171">dissolver)</text:span></text:p>
      <text:p text:style-name="P18"/>
      <text:p text:style-name="P18"/>
      <text:p text:style-name="P18"/>
      <text:p text:style-name="P25"><text:span text:style-name="T169">7.</text:span><text:span text:style-name="T170">12</text:span><text:span text:style-name="T169"> Geoprocessamento de arquivos </text:span><text:span text:style-name="T139">r</text:span><text:span text:style-name="T140">aster</text:span><text:span text:style-name="T169"> </text:span><text:span text:style-name="T171">(</text:span><text:span text:style-name="T174">recorte, mosaico</text:span><text:span text:style-name="T171">)</text:span></text:p>
      <text:p text:style-name="P29"><text:span text:style-name="T171">7.</text:span><text:span text:style-name="T170">13</text:span><text:span text:style-name="T168"> Mapas de calor </text:span><text:span text:style-name="T175">(Kernel)</text:span></text:p>
      <text:p text:style-name="P30"><text:span text:style-name="T175">7.</text:span><text:span text:style-name="T170">14</text:span><text:span text:style-name="T171"> Sensoriamento Remoto (</text:span><text:span text:style-name="T176">Bandas espectrais – composição e extração</text:span><text:span text:style-name="T171">)</text:span></text:p>
      <text:p text:style-name="P31"><text:span text:style-name="T171">7.</text:span><text:span text:style-name="T170">15</text:span><text:span text:style-name="T168"> Classificação supervisionada</text:span></text:p>
      <text:p text:style-name="P32"><text:soft-page-break/><text:span text:style-name="T168">7.</text:span><text:span text:style-name="T170">16</text:span><text:span text:style-name="T168"> Topografia </text:span><text:span text:style-name="T177">(Modelo Digital de Elevação - </text:span><text:span text:style-name="T178">MDE</text:span><text:span text:style-name="T177">, </text:span><text:span text:style-name="T179">MDE do </text:span><text:span text:style-name="T178">SRTM, </text:span><text:span text:style-name="T180">MDE </text:span><text:span text:style-name="T181">à partir de pontos cotados, </text:span><text:span text:style-name="T182">MDE à partir de </text:span><text:span text:style-name="T181">curvas de nível, </text:span><text:span text:style-name="T183">gerar curvas de nível </text:span><text:span text:style-name="T184">à partir de MDE</text:span><text:span text:style-name="T183">, </text:span><text:span text:style-name="T185">mapas hipsométricos, </text:span><text:span text:style-name="T186">modelos 3D, </text:span><text:span text:style-name="T187">definir </text:span><text:span text:style-name="T188">bacias hidrográficas</text:span><text:span text:style-name="T177">)</text:span></text:p>
      <text:p text:style-name="P16"><text:span text:style-name="T52">7</text:span><text:span text:style-name="T44">.</text:span><text:span text:style-name="T54">17</text:span><text:span text:style-name="T51"> Elaboração de mapa </text:span><text:span text:style-name="T53">temáticos</text:span></text:p>
      <text:p text:style-name="P16"><text:span text:style-name="T57">1. </text:span><text:span text:style-name="T53">Compositor – modo layout do QGIS</text:span></text:p>
      <text:p text:style-name="P16"><text:span text:style-name="T57">2. </text:span><text:span text:style-name="T55">Acrescentar </text:span><text:span text:style-name="T53">dados </text:span></text:p>
      <text:p text:style-name="P16"><text:span text:style-name="T57">3. </text:span><text:span text:style-name="T56">G</text:span><text:span text:style-name="T53">rade de coordenadas </text:span></text:p>
      <text:p text:style-name="P16"><text:span text:style-name="T57">4. </text:span><text:span text:style-name="T56">L</text:span><text:span text:style-name="T53">egenda</text:span></text:p>
      <text:p text:style-name="P16"><text:span text:style-name="T57">5. </text:span><text:span text:style-name="T56">B</text:span><text:span text:style-name="T53">arra de escala</text:span></text:p>
      <text:p text:style-name="P16"><text:span text:style-name="T57">6. </text:span><text:span text:style-name="T56">S</text:span><text:span text:style-name="T53">eta de Norte</text:span></text:p>
      <text:p text:style-name="P26"><text:span text:style-name="T166">7. </text:span><text:span text:style-name="T136">M</text:span><text:span text:style-name="T167">apa de localização</text:span></text:p>
      <text:p text:style-name="P16"><text:span text:style-name="T57">8. </text:span><text:span text:style-name="T59">Títulos e outros t</text:span><text:span text:style-name="T53">extos</text:span></text:p>
      <text:p text:style-name="P16"><text:span text:style-name="T57">9. </text:span><text:span text:style-name="T58">E</text:span><text:span text:style-name="T53">xportar</text:span></text:p>
      <text:p text:style-name="P66"/>
      <text:p text:style-name="P65"><text:span text:style-name="T52">7</text:span><text:span text:style-name="T44">.</text:span><text:span text:style-name="T45">6</text:span> Conversão de arquivos matriciais para vetor </text:p>
      <text:p text:style-name="P65"><text:span text:style-name="T52">7</text:span><text:span text:style-name="T44">.</text:span><text:span text:style-name="T45">7</text:span><text:span text:style-name="T44"> </text:span>Conversão de vetores para arquivos matriciais</text:p>
      <text:p text:style-name="P65"><text:span text:style-name="T52">7</text:span><text:span text:style-name="T44">.</text:span><text:span text:style-name="T45">8</text:span> Interpretação de imagens (mapeamento do uso d<text:span text:style-name="T81">a terra</text:span>)</text:p>
      <text:p text:style-name="P65"/>
      <text:p text:style-name="P67"/>
      <text:p text:style-name="P68"><text:span text:style-name="T31">8</text:span><text:span text:style-name="T25"> </text:span><text:span text:style-name="T4">Estrutura e manejo de dados </text:span><text:span text:style-name="T5">espaciais </text:span><text:span text:style-name="T8">na linguagem R </text:span><text:span text:style-name="T12">(</text:span><text:span text:style-name="T14">quinta-</text:span><text:span text:style-name="T15">sexta</text:span><text:span text:style-name="T12">)</text:span></text:p>
      <text:p text:style-name="P71"><text:span text:style-name="T87">8</text:span>.1 Vetor: pacote sf</text:p>
      <text:p text:style-name="P72"><text:span text:style-name="T45">8</text:span><text:span text:style-name="T44">.</text:span><text:span text:style-name="T50">1</text:span> Importação e conversão dados de GPS (coordenadas) para vetor</text:p>
      <text:p text:style-name="P72"><text:span text:style-name="T45">8</text:span><text:span text:style-name="T44">.1</text:span><text:span text:style-name="T45">0</text:span><text:span text:style-name="T44"> </text:span><text:span text:style-name="T45">T</text:span>abela de atributos</text:p>
      <text:p text:style-name="P72"><text:span text:style-name="T45">8</text:span><text:span text:style-name="T44">.1</text:span><text:span text:style-name="T45">1</text:span><text:span text:style-name="T44"> </text:span><text:span text:style-name="T45">C</text:span>álculo de área <text:span text:style-name="T86">e distâncias</text:span></text:p>
      <text:p text:style-name="P72"><text:span text:style-name="T45">8</text:span><text:span text:style-name="T44">.1</text:span><text:span text:style-name="T45">2</text:span><text:span text:style-name="T44"> </text:span><text:span text:style-name="T45">B</text:span>uffer</text:p>
      <text:p text:style-name="P71">7.2 Raster: pacote<text:span text:style-name="T143">s</text:span> raster <text:span text:style-name="T142">e rgdal</text:span></text:p>
      <text:p text:style-name="P73"><text:span text:style-name="T45">8</text:span><text:span text:style-name="T44">.</text:span><text:span text:style-name="T45">5</text:span> Manipulação de arquivos matriciais</text:p>
      <text:p text:style-name="P73">7.3 Vetor para raster: pacote fasterize</text:p>
      <text:p text:style-name="P72"><text:span text:style-name="T45">8</text:span><text:span text:style-name="T44">.1</text:span><text:span text:style-name="T45">3</text:span> Elaboração de mapa<text:span text:style-name="T144">s</text:span></text:p>
      <text:p text:style-name="P83"><text:span text:style-name="T190">8</text:span><text:span text:style-name="T191">.10 </text:span><text:span text:style-name="T141">A</text:span><text:span text:style-name="T191">utomação de processamento</text:span><text:span text:style-name="T192">s</text:span></text:p>
      <text:p text:style-name="P47"><text:span text:style-name="T76">S</text:span><text:span text:style-name="T77">ites: </text:span><text:a xlink:type="simple" xlink:href="https://bhaskarvk.github.io/user2017.geodataviz/" text:style-name="Internet_20_link" text:visited-style-name="Visited_20_Internet_20_Link"><text:span text:style-name="T189">https://bhaskarvk.github.io/user2017.geodataviz/</text:span></text:a></text:p>
      <text:p text:style-name="P47"><text:a xlink:type="simple" xlink:href="http://adamwilson.us/SpatialDataScience/" text:style-name="Internet_20_link" text:visited-style-name="Visited_20_Internet_20_Link"><text:span text:style-name="T189">http://adamwilson.us/SpatialDataScience/</text:span></text:a></text:p>
      <text:p text:style-name="P69"/>
      <text:p text:style-name="P70"><text:span text:style-name="T28">9</text:span><text:span text:style-name="T25"> Introdução </text:span><text:span text:style-name="T27">e funcionamento d</text:span><text:span text:style-name="T25">o software </text:span><text:span text:style-name="T27">GRASS GIS </text:span><text:span text:style-name="T29">(</text:span><text:span text:style-name="T41">sexta</text:span><text:span text:style-name="T40">)</text:span></text:p>
      <text:p text:style-name="P74"><text:span text:style-name="T65">9</text:span>.1 Funcionamento do GRASS GIS: terminal, <text:span text:style-name="T60">l</text:span>ayer <text:span text:style-name="T60">m</text:span>anager <text:span text:style-name="T60">e map display</text:span></text:p>
      <text:p text:style-name="P75"><text:span text:style-name="T65">9.1 Estrutura de dados no GRASS GIS: </text:span>GRASS database, <text:span text:style-name="T61">l</text:span>ocation <text:span text:style-name="T33">e m</text:span>apset</text:p>
      <text:p text:style-name="P75"><text:span text:style-name="T65">9.2 Region (= r</text:span>egi<text:span text:style-name="T32">ão</text:span> computacional<text:span text:style-name="T62">)</text:span></text:p>
      <text:p text:style-name="P75"><text:span text:style-name="T65">9.3 </text:span>Módulos <text:span text:style-name="T34">(= funções)</text:span></text:p>
      <text:p text:style-name="P76"><text:span text:style-name="T65">9.4 </text:span>Módulos para <text:span text:style-name="T82">funções gerais (g.)</text:span></text:p>
      <text:p text:style-name="P77"><text:span text:style-name="T65">9.5 </text:span>Módulos para proce<text:span text:style-name="T32">s</text:span>samento de da<text:span text:style-name="T32">d</text:span>os vetoria<text:span text:style-name="T32">is (v.)</text:span></text:p>
      <text:p text:style-name="P78"><text:span text:style-name="T65">9.4 </text:span>Módulos para proce<text:span text:style-name="T32">s</text:span>samento de da<text:span text:style-name="T32">d</text:span>os r<text:span text:style-name="T32">a</text:span>ster <text:span text:style-name="T83">(r.)</text:span></text:p>
      <text:p text:style-name="P79"><text:span text:style-name="T65">9.6 </text:span>Visualiza<text:span text:style-name="T35">ção</text:span> de mapas <text:span text:style-name="T35">vetoriais e raster</text:span></text:p>
      <text:p text:style-name="P79"><text:span text:style-name="T65">9.7 </text:span>Escalas, <text:span text:style-name="T63">símbolos</text:span>, gr<text:span text:style-name="T64">ades</text:span>, le<text:span text:style-name="T35">g</text:span>enda, perfis e histogramas</text:p>
      <text:p text:style-name="P80"><text:span text:style-name="T65">9.8 Definição</text:span> de valores nulos <text:span text:style-name="T36">e</text:span> máscaras</text:p>
      <text:p text:style-name="P80"><text:span text:style-name="T65">9.9 </text:span>Álgebra de mapas</text:p>
      <text:p text:style-name="P81"><text:span text:style-name="T65">9</text:span>.10 Python para automação de processamento<text:span text:style-name="T88">s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Times New Roman" style:font-size-asian="10pt" style:language-asian="zh" style:country-asian="CN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Times New Roman" style:font-family-asian="'Times New Roman'" style:font-family-generic-asian="system" style:font-pitch-asian="variable" style:font-size-asian="11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default-outline-level="">
      <style:paragraph-properties fo:text-align="start" style:justify-single-word="false" fo:orphans="2" fo:widows="2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SimSun" fo:font-family="SimSun" style:font-family-generic="roman" style:font-pitch="variable" fo:font-size="12pt" fo:language="en" fo:country="US" style:letter-kerning="true" style:font-name-asian="SimSun1" style:font-family-asian="SimSun" style:font-family-generic-asian="system" style:font-pitch-asian="variable" style:font-size-asian="12pt" style:language-asian="zh" style:country-asian="CN" style:font-name-complex="SimSun1" style:font-family-complex="SimSun" style:font-family-generic-complex="system" style:font-pitch-complex="variable" style:font-size-complex="12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údo_20_do_20_quadro" style:display-name="Conteúdo do quadro" style:family="paragraph" style:parent-style-name="Standard" style:default-outline-level=""/>
    <style:style style:name="Frame_20_contents" style:display-name="Frame contents" style:family="paragraph" style:parent-style-name="Standard" style:default-outline-level="" style:class="extra"/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1" style:display-name="Slide de títul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Untertitel" style:display-name="Slide de títul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Notizen" style:display-name="Slide de 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Hintergrundobjekte" style:display-name="Slide de títul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Slide_20_de_20_título_7e_LT_7e_Hintergrund" style:display-name="Slide de títul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Gliederung_20_1" style:display-name="Default 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Gliederung_20_1" style:display-name="Default 2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Gliederung_20_1" style:display-name="Duas Partes d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Gliederung_20_2" style:display-name="Duas Partes de Conteúdo~LT~Gliederung 2" style:family="paragraph" style:parent-style-name="Duas_20_Partes_20_d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uas_20_Partes_20_de_20_Conteúdo_7e_LT_7e_Gliederung_20_3" style:display-name="Duas Partes de Conteúdo~LT~Gliederung 3" style:family="paragraph" style:parent-style-name="Duas_20_Partes_20_d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4" style:display-name="Duas Partes de Conteúdo~LT~Gliederung 4" style:family="paragraph" style:parent-style-name="Duas_20_Partes_20_d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5" style:display-name="Duas Partes de Conteúdo~LT~Gliederung 5" style:family="paragraph" style:parent-style-name="Duas_20_Partes_20_d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6" style:display-name="Duas Partes de Conteúdo~LT~Gliederung 6" style:family="paragraph" style:parent-style-name="Duas_20_Partes_20_d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7" style:display-name="Duas Partes de Conteúdo~LT~Gliederung 7" style:family="paragraph" style:parent-style-name="Duas_20_Partes_20_d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8" style:display-name="Duas Partes de Conteúdo~LT~Gliederung 8" style:family="paragraph" style:parent-style-name="Duas_20_Partes_20_d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9" style:display-name="Duas Partes de Conteúdo~LT~Gliederung 9" style:family="paragraph" style:parent-style-name="Duas_20_Partes_20_d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Titel" style:display-name="Duas Partes d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Untertitel" style:display-name="Duas Partes d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Notizen" style:display-name="Duas Partes d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Hintergrundobjekte" style:display-name="Duas Partes d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Hintergrund" style:display-name="Duas Partes d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Gliederung_20_1" style:display-name="Default 3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Rodapé_20_Char" style:display-name="Rodapé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Cabeçalho_20_Char" style:display-name="Cabeçalho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fo:language="pt" fo:country="BR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#ffffff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3.434cm" fo:margin-top="0.051cm" fo:margin-bottom="0cm" loext:contextual-spacing="false" fo:line-height="100%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MP2" style:family="paragraph" style:parent-style-name="Footer">
      <style:paragraph-properties fo:margin-top="0cm" fo:margin-bottom="0.353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page-layout style:name="Mpm1">
      <style:page-layout-properties fo:page-width="21.026cm" fo:page-height="29.739cm" style:num-format="1" style:print-orientation="portrait" fo:margin-top="1.3cm" fo:margin-bottom="1.27cm" fo:margin-left="2.54cm" fo:margin-right="2.45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3T17:06:00</meta:creation-date>
    <meta:initial-creator>Mauricio</meta:initial-creator>
    <dc:language>en-US</dc:language>
    <dc:date>2019-08-20T01:50:45.365594546</dc:date>
    <meta:editing-cycles>643</meta:editing-cycles>
    <meta:editing-duration>P1DT44M54S</meta:editing-duration>
    <meta:generator>LibreOffice/6.3.0.4$Linux_X86_64 LibreOffice_project/057fc023c990d676a43019934386b85b21a9ee99</meta:generator>
    <dc:creator>Mauricio Vancine</dc:creator>
    <meta:document-statistic meta:table-count="0" meta:image-count="0" meta:object-count="0" meta:page-count="4" meta:paragraph-count="162" meta:word-count="877" meta:character-count="6348" meta:non-whitespace-character-count="5534"/>
  </office:meta>
</office:document-meta>
</file>